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1.147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884cm"/>
    </style:style>
    <style:style style:name="co6" style:family="table-column">
      <style:table-column-properties fo:break-before="auto" style:column-width="2.3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arth" table:style-name="ta1">
        <table:shapes>
          <draw:frame draw:z-index="0" draw:style-name="gr1" draw:text-style-name="P1" svg:width="15.999cm" svg:height="8.999cm" svg:x="12.12cm" svg:y="0.472cm">
            <draw:object draw:notify-on-update-of-ranges="earth.D1:earth.D1 earth.A1:earth.A1 earth.A2:earth.A25 earth.D1:earth.D1 earth.D2:earth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β (rad)</text:p>
          </table:table-cell>
          <table:table-cell office:value-type="string" calcext:value-type="string">
            <text:p>atot (m/s²)</text:p>
          </table:table-cell>
          <table:table-cell office:value-type="string" calcext:value-type="string">
            <text:p>Ptot (kg m/s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0" calcext:value-type="float">
            <text:p>0</text:p>
          </table:table-cell>
          <table:table-cell office:value-type="float" office:value="39.9282" calcext:value-type="float">
            <text:p>39.9282</text:p>
          </table:table-cell>
          <table:table-cell office:value-type="float" office:value="1.1866" calcext:value-type="float">
            <text:p>1.1866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1.1866" calcext:value-type="float">
            <text:p>1.1866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float" office:value="39.7033" calcext:value-type="float">
            <text:p>39.7033</text:p>
          </table:table-cell>
          <table:table-cell office:value-type="float" office:value="2.4124" calcext:value-type="float">
            <text:p>2.4124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2.4124" calcext:value-type="float">
            <text:p>2.4124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0" calcext:value-type="float">
            <text:p>0</text:p>
          </table:table-cell>
          <table:table-cell office:value-type="float" office:value="39.3251" calcext:value-type="float">
            <text:p>39.3251</text:p>
          </table:table-cell>
          <table:table-cell office:value-type="float" office:value="3.6383" calcext:value-type="float">
            <text:p>3.6383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3.6383" calcext:value-type="float">
            <text:p>3.6383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office:value-type="float" office:value="38.7196" calcext:value-type="float">
            <text:p>38.7196</text:p>
          </table:table-cell>
          <table:table-cell office:value-type="float" office:value="5.0112" calcext:value-type="float">
            <text:p>5.0112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5.0112" calcext:value-type="float">
            <text:p>5.0112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" calcext:value-type="float">
            <text:p>0</text:p>
          </table:table-cell>
          <table:table-cell office:value-type="float" office:value="38.103" calcext:value-type="float">
            <text:p>38.103</text:p>
          </table:table-cell>
          <table:table-cell office:value-type="float" office:value="6.0997" calcext:value-type="float">
            <text:p>6.0997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6.0997" calcext:value-type="float">
            <text:p>6.0997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0" calcext:value-type="float">
            <text:p>0</text:p>
          </table:table-cell>
          <table:table-cell office:value-type="float" office:value="37.1604" calcext:value-type="float">
            <text:p>37.1604</text:p>
          </table:table-cell>
          <table:table-cell office:value-type="float" office:value="7.4629" calcext:value-type="float">
            <text:p>7.4629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7.4629" calcext:value-type="float">
            <text:p>7.462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36.2887" calcext:value-type="float">
            <text:p>36.2887</text:p>
          </table:table-cell>
          <table:table-cell office:value-type="float" office:value="8.5318" calcext:value-type="float">
            <text:p>8.5318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8.5318" calcext:value-type="float">
            <text:p>8.5318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office:value-type="float" office:value="35.1456" calcext:value-type="float">
            <text:p>35.1456</text:p>
          </table:table-cell>
          <table:table-cell office:value-type="float" office:value="9.7576" calcext:value-type="float">
            <text:p>9.7576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9.7576" calcext:value-type="float">
            <text:p>9.7576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33.8493" calcext:value-type="float">
            <text:p>33.8493</text:p>
          </table:table-cell>
          <table:table-cell office:value-type="float" office:value="10.9834" calcext:value-type="float">
            <text:p>10.9834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10.9834" calcext:value-type="float">
            <text:p>10.9834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0" calcext:value-type="float">
            <text:p>0</text:p>
          </table:table-cell>
          <table:table-cell office:value-type="float" office:value="32.3997" calcext:value-type="float">
            <text:p>32.3997</text:p>
          </table:table-cell>
          <table:table-cell office:value-type="float" office:value="12.2093" calcext:value-type="float">
            <text:p>12.2093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12.2093" calcext:value-type="float">
            <text:p>12.2093</text:p>
          </table:table-cell>
        </table:table-row>
        <table:table-row table:style-name="ro1">
          <table:table-cell office:value-type="float" office:value="1.386" calcext:value-type="float">
            <text:p>1.386</text:p>
          </table:table-cell>
          <table:table-cell office:value-type="float" office:value="0" calcext:value-type="float">
            <text:p>0</text:p>
          </table:table-cell>
          <table:table-cell office:value-type="float" office:value="30.5807" calcext:value-type="float">
            <text:p>30.5807</text:p>
          </table:table-cell>
          <table:table-cell office:value-type="float" office:value="13.592" calcext:value-type="float">
            <text:p>13.592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13.592" calcext:value-type="float">
            <text:p>13.592</text:p>
          </table:table-cell>
        </table:table-row>
        <table:table-row table:style-name="ro1">
          <table:table-cell office:value-type="float" office:value="1.496" calcext:value-type="float">
            <text:p>1.496</text:p>
          </table:table-cell>
          <table:table-cell office:value-type="float" office:value="0" calcext:value-type="float">
            <text:p>0</text:p>
          </table:table-cell>
          <table:table-cell office:value-type="float" office:value="29.0263" calcext:value-type="float">
            <text:p>29.0263</text:p>
          </table:table-cell>
          <table:table-cell office:value-type="float" office:value="14.6707" calcext:value-type="float">
            <text:p>14.6707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14.6707" calcext:value-type="float">
            <text:p>14.6707</text:p>
          </table:table-cell>
        </table:table-row>
        <table:table-row table:style-name="ro1">
          <table:table-cell office:value-type="float" office:value="1.623" calcext:value-type="float">
            <text:p>1.623</text:p>
          </table:table-cell>
          <table:table-cell office:value-type="float" office:value="0" calcext:value-type="float">
            <text:p>0</text:p>
          </table:table-cell>
          <table:table-cell office:value-type="float" office:value="27.084" calcext:value-type="float">
            <text:p>27.084</text:p>
          </table:table-cell>
          <table:table-cell office:value-type="float" office:value="15.9162" calcext:value-type="float">
            <text:p>15.9162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15.9162" calcext:value-type="float">
            <text:p>15.9162</text:p>
          </table:table-cell>
        </table:table-row>
        <table:table-row table:style-name="ro1">
          <table:table-cell office:value-type="float" office:value="1.748" calcext:value-type="float">
            <text:p>1.748</text:p>
          </table:table-cell>
          <table:table-cell office:value-type="float" office:value="0" calcext:value-type="float">
            <text:p>0</text:p>
          </table:table-cell>
          <table:table-cell office:value-type="float" office:value="25.0179" calcext:value-type="float">
            <text:p>25.0179</text:p>
          </table:table-cell>
          <table:table-cell office:value-type="float" office:value="17.142" calcext:value-type="float">
            <text:p>17.142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17.142" calcext:value-type="float">
            <text:p>17.142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  <table:table-cell office:value-type="float" office:value="22.8536" calcext:value-type="float">
            <text:p>22.8536</text:p>
          </table:table-cell>
          <table:table-cell office:value-type="float" office:value="18.3384" calcext:value-type="float">
            <text:p>18.3384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18.3384" calcext:value-type="float">
            <text:p>18.3384</text:p>
          </table:table-cell>
        </table:table-row>
        <table:table-row table:style-name="ro1">
          <table:table-cell office:value-type="float" office:value="1.998" calcext:value-type="float">
            <text:p>1.998</text:p>
          </table:table-cell>
          <table:table-cell office:value-type="float" office:value="0" calcext:value-type="float">
            <text:p>0</text:p>
          </table:table-cell>
          <table:table-cell office:value-type="float" office:value="20.4259" calcext:value-type="float">
            <text:p>20.4259</text:p>
          </table:table-cell>
          <table:table-cell office:value-type="float" office:value="19.5937" calcext:value-type="float">
            <text:p>19.5937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19.5937" calcext:value-type="float">
            <text:p>19.5937</text:p>
          </table:table-cell>
        </table:table-row>
        <table:table-row table:style-name="ro1">
          <table:table-cell office:value-type="float" office:value="2.122" calcext:value-type="float">
            <text:p>2.122</text:p>
          </table:table-cell>
          <table:table-cell office:value-type="float" office:value="0" calcext:value-type="float">
            <text:p>0</text:p>
          </table:table-cell>
          <table:table-cell office:value-type="float" office:value="17.9209" calcext:value-type="float">
            <text:p>17.9209</text:p>
          </table:table-cell>
          <table:table-cell office:value-type="float" office:value="20.8097" calcext:value-type="float">
            <text:p>20.8097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20.8097" calcext:value-type="float">
            <text:p>20.8097</text:p>
          </table:table-cell>
        </table:table-row>
        <table:table-row table:style-name="ro1">
          <table:table-cell office:value-type="float" office:value="2.263" calcext:value-type="float">
            <text:p>2.263</text:p>
          </table:table-cell>
          <table:table-cell office:value-type="float" office:value="0" calcext:value-type="float">
            <text:p>0</text:p>
          </table:table-cell>
          <table:table-cell office:value-type="float" office:value="14.8892" calcext:value-type="float">
            <text:p>14.8892</text:p>
          </table:table-cell>
          <table:table-cell office:value-type="float" office:value="22.1924" calcext:value-type="float">
            <text:p>22.1924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22.1924" calcext:value-type="float">
            <text:p>22.1924</text:p>
          </table:table-cell>
        </table:table-row>
        <table:table-row table:style-name="ro1">
          <table:table-cell office:value-type="float" office:value="2.386" calcext:value-type="float">
            <text:p>2.386</text:p>
          </table:table-cell>
          <table:table-cell office:value-type="float" office:value="0" calcext:value-type="float">
            <text:p>0</text:p>
          </table:table-cell>
          <table:table-cell office:value-type="float" office:value="12.0854" calcext:value-type="float">
            <text:p>12.0854</text:p>
          </table:table-cell>
          <table:table-cell office:value-type="float" office:value="23.3987" calcext:value-type="float">
            <text:p>23.3987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23.3987" calcext:value-type="float">
            <text:p>23.3987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  <table:table-cell office:value-type="float" office:value="9.4522" calcext:value-type="float">
            <text:p>9.4522</text:p>
          </table:table-cell>
          <table:table-cell office:value-type="float" office:value="24.4774" calcext:value-type="float">
            <text:p>24.4774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24.4774" calcext:value-type="float">
            <text:p>24.4774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float" office:value="6.3416" calcext:value-type="float">
            <text:p>6.3416</text:p>
          </table:table-cell>
          <table:table-cell office:value-type="float" office:value="25.6934" calcext:value-type="float">
            <text:p>25.6934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25.6934" calcext:value-type="float">
            <text:p>25.6934</text:p>
          </table:table-cell>
        </table:table-row>
        <table:table-row table:style-name="ro1">
          <table:table-cell office:value-type="float" office:value="2.761" calcext:value-type="float">
            <text:p>2.761</text:p>
          </table:table-cell>
          <table:table-cell office:value-type="float" office:value="0" calcext:value-type="float">
            <text:p>0</text:p>
          </table:table-cell>
          <table:table-cell office:value-type="float" office:value="2.6214" calcext:value-type="float">
            <text:p>2.6214</text:p>
          </table:table-cell>
          <table:table-cell office:value-type="float" office:value="27.0762" calcext:value-type="float">
            <text:p>27.0762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27.0762" calcext:value-type="float">
            <text:p>27.0762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  <table:table-cell office:value-type="float" office:value="-0.3882" calcext:value-type="float">
            <text:p>-0.3882</text:p>
          </table:table-cell>
          <table:table-cell office:value-type="float" office:value="28.1451" calcext:value-type="float">
            <text:p>28.1451</text:p>
          </table:table-cell>
          <table:table-cell office:value-type="float" office:value="4.7124" calcext:value-type="float">
            <text:p>4.7124</text:p>
          </table:table-cell>
          <table:table-cell office:value-type="float" office:value="9.8066" calcext:value-type="float">
            <text:p>9.8066</text:p>
          </table:table-cell>
          <table:table-cell office:value-type="float" office:value="28.1451" calcext:value-type="float">
            <text:p>28.1451</text:p>
          </table:table-cell>
        </table:table-row>
      </table:table>
      <table:table table:name="jupiter" table:style-name="ta1">
        <table:shapes>
          <draw:frame draw:z-index="0" draw:style-name="gr1" draw:text-style-name="P1" svg:width="15.999cm" svg:height="8.999cm" svg:x="12.272cm" svg:y="0.505cm">
            <draw:object draw:notify-on-update-of-ranges="jupiter.D1:jupiter.D1 jupiter.A2:jupiter.A16 jupiter.D1:jupiter.D1 jupiter.D2:jupiter.D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β (rad)</text:p>
          </table:table-cell>
          <table:table-cell office:value-type="string" calcext:value-type="string">
            <text:p>atot (m/s²)</text:p>
          </table:table-cell>
          <table:table-cell office:value-type="string" calcext:value-type="string">
            <text:p>Ptot (kg m/s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39.8063" calcext:value-type="float">
            <text:p>39.8063</text:p>
          </table:table-cell>
          <table:table-cell office:value-type="float" office:value="3.0991" calcext:value-type="float">
            <text:p>3.0991</text:p>
          </table:table-cell>
          <table:table-cell office:value-type="float" office:value="4.7124" calcext:value-type="float">
            <text:p>4.7124</text:p>
          </table:table-cell>
          <table:table-cell office:value-type="float" office:value="24.7924" calcext:value-type="float">
            <text:p>24.7924</text:p>
          </table:table-cell>
          <table:table-cell office:value-type="float" office:value="3.0991" calcext:value-type="float">
            <text:p>3.099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9.2252" calcext:value-type="float">
            <text:p>39.2252</text:p>
          </table:table-cell>
          <table:table-cell office:value-type="float" office:value="6.1981" calcext:value-type="float">
            <text:p>6.1981</text:p>
          </table:table-cell>
          <table:table-cell office:value-type="float" office:value="4.7124" calcext:value-type="float">
            <text:p>4.7124</text:p>
          </table:table-cell>
          <table:table-cell office:value-type="float" office:value="24.7924" calcext:value-type="float">
            <text:p>24.7924</text:p>
          </table:table-cell>
          <table:table-cell office:value-type="float" office:value="6.1981" calcext:value-type="float">
            <text:p>6.198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38.2568" calcext:value-type="float">
            <text:p>38.2568</text:p>
          </table:table-cell>
          <table:table-cell office:value-type="float" office:value="9.2972" calcext:value-type="float">
            <text:p>9.2972</text:p>
          </table:table-cell>
          <table:table-cell office:value-type="float" office:value="4.7124" calcext:value-type="float">
            <text:p>4.7124</text:p>
          </table:table-cell>
          <table:table-cell office:value-type="float" office:value="24.7924" calcext:value-type="float">
            <text:p>24.7924</text:p>
          </table:table-cell>
          <table:table-cell office:value-type="float" office:value="9.2972" calcext:value-type="float">
            <text:p>9.2972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office:value-type="float" office:value="37.0841" calcext:value-type="float">
            <text:p>37.0841</text:p>
          </table:table-cell>
          <table:table-cell office:value-type="float" office:value="12.0243" calcext:value-type="float">
            <text:p>12.0243</text:p>
          </table:table-cell>
          <table:table-cell office:value-type="float" office:value="4.7124" calcext:value-type="float">
            <text:p>4.7124</text:p>
          </table:table-cell>
          <table:table-cell office:value-type="float" office:value="24.7924" calcext:value-type="float">
            <text:p>24.7924</text:p>
          </table:table-cell>
          <table:table-cell office:value-type="float" office:value="12.0243" calcext:value-type="float">
            <text:p>12.0243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0" calcext:value-type="float">
            <text:p>0</text:p>
          </table:table-cell>
          <table:table-cell office:value-type="float" office:value="35.3722" calcext:value-type="float">
            <text:p>35.3722</text:p>
          </table:table-cell>
          <table:table-cell office:value-type="float" office:value="15.1482" calcext:value-type="float">
            <text:p>15.1482</text:p>
          </table:table-cell>
          <table:table-cell office:value-type="float" office:value="4.7124" calcext:value-type="float">
            <text:p>4.7124</text:p>
          </table:table-cell>
          <table:table-cell office:value-type="float" office:value="24.7924" calcext:value-type="float">
            <text:p>24.7924</text:p>
          </table:table-cell>
          <table:table-cell office:value-type="float" office:value="15.1482" calcext:value-type="float">
            <text:p>15.1482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0" calcext:value-type="float">
            <text:p>0</text:p>
          </table:table-cell>
          <table:table-cell office:value-type="float" office:value="33.2668" calcext:value-type="float">
            <text:p>33.2668</text:p>
          </table:table-cell>
          <table:table-cell office:value-type="float" office:value="18.272" calcext:value-type="float">
            <text:p>18.272</text:p>
          </table:table-cell>
          <table:table-cell office:value-type="float" office:value="4.7124" calcext:value-type="float">
            <text:p>4.7124</text:p>
          </table:table-cell>
          <table:table-cell office:value-type="float" office:value="24.7924" calcext:value-type="float">
            <text:p>24.7924</text:p>
          </table:table-cell>
          <table:table-cell office:value-type="float" office:value="18.272" calcext:value-type="float">
            <text:p>18.272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30.5092" calcext:value-type="float">
            <text:p>30.5092</text:p>
          </table:table-cell>
          <table:table-cell office:value-type="float" office:value="21.6933" calcext:value-type="float">
            <text:p>21.6933</text:p>
          </table:table-cell>
          <table:table-cell office:value-type="float" office:value="4.7124" calcext:value-type="float">
            <text:p>4.7124</text:p>
          </table:table-cell>
          <table:table-cell office:value-type="float" office:value="24.7924" calcext:value-type="float">
            <text:p>24.7924</text:p>
          </table:table-cell>
          <table:table-cell office:value-type="float" office:value="21.6933" calcext:value-type="float">
            <text:p>21.6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6038" calcext:value-type="float">
            <text:p>27.6038</text:p>
          </table:table-cell>
          <table:table-cell office:value-type="float" office:value="24.7924" calcext:value-type="float">
            <text:p>24.7924</text:p>
          </table:table-cell>
          <table:table-cell office:value-type="float" office:value="4.7124" calcext:value-type="float">
            <text:p>4.7124</text:p>
          </table:table-cell>
          <table:table-cell table:number-columns-repeated="2" office:value-type="float" office:value="24.7924" calcext:value-type="float">
            <text:p>24.7924</text:p>
          </table:table-cell>
        </table:table-row>
        <table:table-row table:style-name="ro1">
          <table:table-cell office:value-type="float" office:value="1.112" calcext:value-type="float">
            <text:p>1.112</text:p>
          </table:table-cell>
          <table:table-cell office:value-type="float" office:value="0" calcext:value-type="float">
            <text:p>0</text:p>
          </table:table-cell>
          <table:table-cell office:value-type="float" office:value="24.6716" calcext:value-type="float">
            <text:p>24.6716</text:p>
          </table:table-cell>
          <table:table-cell office:value-type="float" office:value="27.5691" calcext:value-type="float">
            <text:p>27.5691</text:p>
          </table:table-cell>
          <table:table-cell office:value-type="float" office:value="4.7124" calcext:value-type="float">
            <text:p>4.7124</text:p>
          </table:table-cell>
          <table:table-cell office:value-type="float" office:value="24.7924" calcext:value-type="float">
            <text:p>24.7924</text:p>
          </table:table-cell>
          <table:table-cell office:value-type="float" office:value="27.5691" calcext:value-type="float">
            <text:p>27.5691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0" calcext:value-type="float">
            <text:p>0</text:p>
          </table:table-cell>
          <table:table-cell office:value-type="float" office:value="21.093" calcext:value-type="float">
            <text:p>21.093</text:p>
          </table:table-cell>
          <table:table-cell office:value-type="float" office:value="30.6186" calcext:value-type="float">
            <text:p>30.6186</text:p>
          </table:table-cell>
          <table:table-cell office:value-type="float" office:value="4.7124" calcext:value-type="float">
            <text:p>4.7124</text:p>
          </table:table-cell>
          <table:table-cell office:value-type="float" office:value="24.7924" calcext:value-type="float">
            <text:p>24.7924</text:p>
          </table:table-cell>
          <table:table-cell office:value-type="float" office:value="30.6186" calcext:value-type="float">
            <text:p>30.6186</text:p>
          </table:table-cell>
        </table:table-row>
        <table:table-row table:style-name="ro1">
          <table:table-cell office:value-type="float" office:value="1.361" calcext:value-type="float">
            <text:p>1.361</text:p>
          </table:table-cell>
          <table:table-cell office:value-type="float" office:value="0" calcext:value-type="float">
            <text:p>0</text:p>
          </table:table-cell>
          <table:table-cell office:value-type="float" office:value="17.0383" calcext:value-type="float">
            <text:p>17.0383</text:p>
          </table:table-cell>
          <table:table-cell office:value-type="float" office:value="33.7425" calcext:value-type="float">
            <text:p>33.7425</text:p>
          </table:table-cell>
          <table:table-cell office:value-type="float" office:value="4.7124" calcext:value-type="float">
            <text:p>4.7124</text:p>
          </table:table-cell>
          <table:table-cell office:value-type="float" office:value="24.7924" calcext:value-type="float">
            <text:p>24.7924</text:p>
          </table:table-cell>
          <table:table-cell office:value-type="float" office:value="33.7425" calcext:value-type="float">
            <text:p>33.7425</text:p>
          </table:table-cell>
        </table:table-row>
        <table:table-row table:style-name="ro1">
          <table:table-cell office:value-type="float" office:value="1.486" calcext:value-type="float">
            <text:p>1.486</text:p>
          </table:table-cell>
          <table:table-cell office:value-type="float" office:value="0" calcext:value-type="float">
            <text:p>0</text:p>
          </table:table-cell>
          <table:table-cell office:value-type="float" office:value="12.6268" calcext:value-type="float">
            <text:p>12.6268</text:p>
          </table:table-cell>
          <table:table-cell office:value-type="float" office:value="36.8415" calcext:value-type="float">
            <text:p>36.8415</text:p>
          </table:table-cell>
          <table:table-cell office:value-type="float" office:value="4.7124" calcext:value-type="float">
            <text:p>4.7124</text:p>
          </table:table-cell>
          <table:table-cell office:value-type="float" office:value="24.7924" calcext:value-type="float">
            <text:p>24.7924</text:p>
          </table:table-cell>
          <table:table-cell office:value-type="float" office:value="36.8415" calcext:value-type="float">
            <text:p>36.8415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office:value-type="float" office:value="7.2663" calcext:value-type="float">
            <text:p>7.2663</text:p>
          </table:table-cell>
          <table:table-cell office:value-type="float" office:value="40.2876" calcext:value-type="float">
            <text:p>40.2876</text:p>
          </table:table-cell>
          <table:table-cell office:value-type="float" office:value="4.7124" calcext:value-type="float">
            <text:p>4.7124</text:p>
          </table:table-cell>
          <table:table-cell office:value-type="float" office:value="24.7924" calcext:value-type="float">
            <text:p>24.7924</text:p>
          </table:table-cell>
          <table:table-cell office:value-type="float" office:value="40.2876" calcext:value-type="float">
            <text:p>40.287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office:value-type="float" office:value="2.0366" calcext:value-type="float">
            <text:p>2.0366</text:p>
          </table:table-cell>
          <table:table-cell office:value-type="float" office:value="43.3867" calcext:value-type="float">
            <text:p>43.3867</text:p>
          </table:table-cell>
          <table:table-cell office:value-type="float" office:value="4.7124" calcext:value-type="float">
            <text:p>4.7124</text:p>
          </table:table-cell>
          <table:table-cell office:value-type="float" office:value="24.7924" calcext:value-type="float">
            <text:p>24.7924</text:p>
          </table:table-cell>
          <table:table-cell office:value-type="float" office:value="43.3867" calcext:value-type="float">
            <text:p>43.3867</text:p>
          </table:table-cell>
        </table:table-row>
      </table:table>
      <table:table table:name="mars" table:style-name="ta1">
        <table:shapes>
          <draw:frame draw:z-index="0" draw:style-name="gr1" draw:text-style-name="P1" svg:width="15.999cm" svg:height="8.999cm" svg:x="11.255cm" svg:y="1.356cm">
            <draw:object draw:notify-on-update-of-ranges="mars.D1:mars.D1 mars.D2:mars.D2 mars.D2:mars.D39 mars.A2:mars.A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β (rad)</text:p>
          </table:table-cell>
          <table:table-cell office:value-type="string" calcext:value-type="string">
            <text:p>atot (m/s²)</text:p>
          </table:table-cell>
          <table:table-cell office:value-type="string" calcext:value-type="string">
            <text:p>Ptot (kg m/s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office:value-type="float" office:value="39.9783" calcext:value-type="float">
            <text:p>39.9783</text:p>
          </table:table-cell>
          <table:table-cell office:value-type="float" office:value="0.4026" calcext:value-type="float">
            <text:p>0.4026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0.4026" calcext:value-type="float">
            <text:p>0.4026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" calcext:value-type="float">
            <text:p>0</text:p>
          </table:table-cell>
          <table:table-cell office:value-type="float" office:value="39.8854" calcext:value-type="float">
            <text:p>39.8854</text:p>
          </table:table-cell>
          <table:table-cell office:value-type="float" office:value="0.9245" calcext:value-type="float">
            <text:p>0.9245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0.9245" calcext:value-type="float">
            <text:p>0.9245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  <table:table-cell office:value-type="float" office:value="39.7611" calcext:value-type="float">
            <text:p>39.7611</text:p>
          </table:table-cell>
          <table:table-cell office:value-type="float" office:value="1.3346" calcext:value-type="float">
            <text:p>1.3346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1.3346" calcext:value-type="float">
            <text:p>1.3346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0" calcext:value-type="float">
            <text:p>0</text:p>
          </table:table-cell>
          <table:table-cell office:value-type="float" office:value="39.5359" calcext:value-type="float">
            <text:p>39.5359</text:p>
          </table:table-cell>
          <table:table-cell office:value-type="float" office:value="1.8602" calcext:value-type="float">
            <text:p>1.8602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1.8602" calcext:value-type="float">
            <text:p>1.8602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39.3064" calcext:value-type="float">
            <text:p>39.3064</text:p>
          </table:table-cell>
          <table:table-cell office:value-type="float" office:value="2.274" calcext:value-type="float">
            <text:p>2.274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2.274" calcext:value-type="float">
            <text:p>2.274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0" calcext:value-type="float">
            <text:p>0</text:p>
          </table:table-cell>
          <table:table-cell office:value-type="float" office:value="38.912" calcext:value-type="float">
            <text:p>38.912</text:p>
          </table:table-cell>
          <table:table-cell office:value-type="float" office:value="2.8481" calcext:value-type="float">
            <text:p>2.8481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2.8481" calcext:value-type="float">
            <text:p>2.8481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0" calcext:value-type="float">
            <text:p>0</text:p>
          </table:table-cell>
          <table:table-cell office:value-type="float" office:value="38.4632" calcext:value-type="float">
            <text:p>38.4632</text:p>
          </table:table-cell>
          <table:table-cell office:value-type="float" office:value="3.3849" calcext:value-type="float">
            <text:p>3.3849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3.3849" calcext:value-type="float">
            <text:p>3.3849</text:p>
          </table:table-cell>
        </table:table-row>
        <table:table-row table:style-name="ro1">
          <table:table-cell office:value-type="float" office:value="1.029" calcext:value-type="float">
            <text:p>1.029</text:p>
          </table:table-cell>
          <table:table-cell office:value-type="float" office:value="0" calcext:value-type="float">
            <text:p>0</text:p>
          </table:table-cell>
          <table:table-cell office:value-type="float" office:value="38.0264" calcext:value-type="float">
            <text:p>38.0264</text:p>
          </table:table-cell>
          <table:table-cell office:value-type="float" office:value="3.836" calcext:value-type="float">
            <text:p>3.836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3.836" calcext:value-type="float">
            <text:p>3.836</text:p>
          </table:table-cell>
        </table:table-row>
        <table:table-row table:style-name="ro1">
          <table:table-cell office:value-type="float" office:value="1.156" calcext:value-type="float">
            <text:p>1.156</text:p>
          </table:table-cell>
          <table:table-cell office:value-type="float" office:value="0" calcext:value-type="float">
            <text:p>0</text:p>
          </table:table-cell>
          <table:table-cell office:value-type="float" office:value="37.5091" calcext:value-type="float">
            <text:p>37.5091</text:p>
          </table:table-cell>
          <table:table-cell office:value-type="float" office:value="4.3095" calcext:value-type="float">
            <text:p>4.3095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4.3095" calcext:value-type="float">
            <text:p>4.3095</text:p>
          </table:table-cell>
        </table:table-row>
        <table:table-row table:style-name="ro1">
          <table:table-cell office:value-type="float" office:value="1.279" calcext:value-type="float">
            <text:p>1.279</text:p>
          </table:table-cell>
          <table:table-cell office:value-type="float" office:value="0" calcext:value-type="float">
            <text:p>0</text:p>
          </table:table-cell>
          <table:table-cell office:value-type="float" office:value="36.9509" calcext:value-type="float">
            <text:p>36.9509</text:p>
          </table:table-cell>
          <table:table-cell office:value-type="float" office:value="4.768" calcext:value-type="float">
            <text:p>4.768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4.768" calcext:value-type="float">
            <text:p>4.768</text:p>
          </table:table-cell>
        </table:table-row>
        <table:table-row table:style-name="ro1">
          <table:table-cell office:value-type="float" office:value="1.407" calcext:value-type="float">
            <text:p>1.407</text:p>
          </table:table-cell>
          <table:table-cell office:value-type="float" office:value="0" calcext:value-type="float">
            <text:p>0</text:p>
          </table:table-cell>
          <table:table-cell office:value-type="float" office:value="36.31" calcext:value-type="float">
            <text:p>36.31</text:p>
          </table:table-cell>
          <table:table-cell office:value-type="float" office:value="5.2452" calcext:value-type="float">
            <text:p>5.2452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5.2452" calcext:value-type="float">
            <text:p>5.2452</text:p>
          </table:table-cell>
        </table:table-row>
        <table:table-row table:style-name="ro1">
          <table:table-cell office:value-type="float" office:value="1.531" calcext:value-type="float">
            <text:p>1.531</text:p>
          </table:table-cell>
          <table:table-cell office:value-type="float" office:value="0" calcext:value-type="float">
            <text:p>0</text:p>
          </table:table-cell>
          <table:table-cell office:value-type="float" office:value="35.631" calcext:value-type="float">
            <text:p>35.631</text:p>
          </table:table-cell>
          <table:table-cell office:value-type="float" office:value="5.7074" calcext:value-type="float">
            <text:p>5.7074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5.7074" calcext:value-type="float">
            <text:p>5.7074</text:p>
          </table:table-cell>
        </table:table-row>
        <table:table-row table:style-name="ro1">
          <table:table-cell office:value-type="float" office:value="1.654" calcext:value-type="float">
            <text:p>1.654</text:p>
          </table:table-cell>
          <table:table-cell office:value-type="float" office:value="0" calcext:value-type="float">
            <text:p>0</text:p>
          </table:table-cell>
          <table:table-cell office:value-type="float" office:value="34.9008" calcext:value-type="float">
            <text:p>34.9008</text:p>
          </table:table-cell>
          <table:table-cell office:value-type="float" office:value="6.1659" calcext:value-type="float">
            <text:p>6.1659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6.1659" calcext:value-type="float">
            <text:p>6.1659</text:p>
          </table:table-cell>
        </table:table-row>
        <table:table-row table:style-name="ro1">
          <table:table-cell office:value-type="float" office:value="1.779" calcext:value-type="float">
            <text:p>1.779</text:p>
          </table:table-cell>
          <table:table-cell office:value-type="float" office:value="0" calcext:value-type="float">
            <text:p>0</text:p>
          </table:table-cell>
          <table:table-cell office:value-type="float" office:value="34.1009" calcext:value-type="float">
            <text:p>34.1009</text:p>
          </table:table-cell>
          <table:table-cell office:value-type="float" office:value="6.6319" calcext:value-type="float">
            <text:p>6.6319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6.6319" calcext:value-type="float">
            <text:p>6.6319</text:p>
          </table:table-cell>
        </table:table-row>
        <table:table-row table:style-name="ro1">
          <table:table-cell office:value-type="float" office:value="1.905" calcext:value-type="float">
            <text:p>1.905</text:p>
          </table:table-cell>
          <table:table-cell office:value-type="float" office:value="0" calcext:value-type="float">
            <text:p>0</text:p>
          </table:table-cell>
          <table:table-cell office:value-type="float" office:value="33.2357" calcext:value-type="float">
            <text:p>33.2357</text:p>
          </table:table-cell>
          <table:table-cell office:value-type="float" office:value="7.1016" calcext:value-type="float">
            <text:p>7.1016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7.1016" calcext:value-type="float">
            <text:p>7.1016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32.3188" calcext:value-type="float">
            <text:p>32.3188</text:p>
          </table:table-cell>
          <table:table-cell office:value-type="float" office:value="7.5676" calcext:value-type="float">
            <text:p>7.5676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7.5676" calcext:value-type="float">
            <text:p>7.5676</text:p>
          </table:table-cell>
        </table:table-row>
        <table:table-row table:style-name="ro1">
          <table:table-cell office:value-type="float" office:value="2.154" calcext:value-type="float">
            <text:p>2.154</text:p>
          </table:table-cell>
          <table:table-cell office:value-type="float" office:value="0" calcext:value-type="float">
            <text:p>0</text:p>
          </table:table-cell>
          <table:table-cell office:value-type="float" office:value="31.3518" calcext:value-type="float">
            <text:p>31.3518</text:p>
          </table:table-cell>
          <table:table-cell office:value-type="float" office:value="8.0299" calcext:value-type="float">
            <text:p>8.0299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8.0299" calcext:value-type="float">
            <text:p>8.0299</text:p>
          </table:table-cell>
        </table:table-row>
        <table:table-row table:style-name="ro1">
          <table:table-cell office:value-type="float" office:value="2.295" calcext:value-type="float">
            <text:p>2.295</text:p>
          </table:table-cell>
          <table:table-cell office:value-type="float" office:value="0" calcext:value-type="float">
            <text:p>0</text:p>
          </table:table-cell>
          <table:table-cell office:value-type="float" office:value="30.1825" calcext:value-type="float">
            <text:p>30.1825</text:p>
          </table:table-cell>
          <table:table-cell office:value-type="float" office:value="8.5555" calcext:value-type="float">
            <text:p>8.5555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8.5555" calcext:value-type="float">
            <text:p>8.5555</text:p>
          </table:table-cell>
        </table:table-row>
        <table:table-row table:style-name="ro1">
          <table:table-cell office:value-type="float" office:value="2.407" calcext:value-type="float">
            <text:p>2.407</text:p>
          </table:table-cell>
          <table:table-cell office:value-type="float" office:value="0" calcext:value-type="float">
            <text:p>0</text:p>
          </table:table-cell>
          <table:table-cell office:value-type="float" office:value="29.2009" calcext:value-type="float">
            <text:p>29.2009</text:p>
          </table:table-cell>
          <table:table-cell office:value-type="float" office:value="8.9731" calcext:value-type="float">
            <text:p>8.9731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8.9731" calcext:value-type="float">
            <text:p>8.973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0" calcext:value-type="float">
            <text:p>0</text:p>
          </table:table-cell>
          <table:table-cell office:value-type="float" office:value="28.0785" calcext:value-type="float">
            <text:p>28.0785</text:p>
          </table:table-cell>
          <table:table-cell office:value-type="float" office:value="9.4279" calcext:value-type="float">
            <text:p>9.4279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9.4279" calcext:value-type="float">
            <text:p>9.4279</text:p>
          </table:table-cell>
        </table:table-row>
        <table:table-row table:style-name="ro1">
          <table:table-cell office:value-type="float" office:value="2.655" calcext:value-type="float">
            <text:p>2.655</text:p>
          </table:table-cell>
          <table:table-cell office:value-type="float" office:value="0" calcext:value-type="float">
            <text:p>0</text:p>
          </table:table-cell>
          <table:table-cell office:value-type="float" office:value="26.861" calcext:value-type="float">
            <text:p>26.861</text:p>
          </table:table-cell>
          <table:table-cell office:value-type="float" office:value="9.8976" calcext:value-type="float">
            <text:p>9.8976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9.8976" calcext:value-type="float">
            <text:p>9.8976</text:p>
          </table:table-cell>
        </table:table-row>
        <table:table-row table:style-name="ro1">
          <table:table-cell office:value-type="float" office:value="2.779" calcext:value-type="float">
            <text:p>2.779</text:p>
          </table:table-cell>
          <table:table-cell office:value-type="float" office:value="0" calcext:value-type="float">
            <text:p>0</text:p>
          </table:table-cell>
          <table:table-cell office:value-type="float" office:value="25.605" calcext:value-type="float">
            <text:p>25.605</text:p>
          </table:table-cell>
          <table:table-cell office:value-type="float" office:value="10.3598" calcext:value-type="float">
            <text:p>10.3598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10.3598" calcext:value-type="float">
            <text:p>10.3598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  <table:table-cell office:value-type="float" office:value="24.2809" calcext:value-type="float">
            <text:p>24.2809</text:p>
          </table:table-cell>
          <table:table-cell office:value-type="float" office:value="10.8258" calcext:value-type="float">
            <text:p>10.8258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10.8258" calcext:value-type="float">
            <text:p>10.8258</text:p>
          </table:table-cell>
        </table:table-row>
        <table:table-row table:style-name="ro1">
          <table:table-cell office:value-type="float" office:value="3.045" calcext:value-type="float">
            <text:p>3.045</text:p>
          </table:table-cell>
          <table:table-cell office:value-type="float" office:value="0" calcext:value-type="float">
            <text:p>0</text:p>
          </table:table-cell>
          <table:table-cell office:value-type="float" office:value="22.7174" calcext:value-type="float">
            <text:p>22.7174</text:p>
          </table:table-cell>
          <table:table-cell office:value-type="float" office:value="11.3515" calcext:value-type="float">
            <text:p>11.3515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11.3515" calcext:value-type="float">
            <text:p>11.3515</text:p>
          </table:table-cell>
        </table:table-row>
        <table:table-row table:style-name="ro1">
          <table:table-cell office:value-type="float" office:value="3.155" calcext:value-type="float">
            <text:p>3.155</text:p>
          </table:table-cell>
          <table:table-cell office:value-type="float" office:value="0" calcext:value-type="float">
            <text:p>0</text:p>
          </table:table-cell>
          <table:table-cell office:value-type="float" office:value="21.4462" calcext:value-type="float">
            <text:p>21.4462</text:p>
          </table:table-cell>
          <table:table-cell office:value-type="float" office:value="11.7615" calcext:value-type="float">
            <text:p>11.7615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11.7615" calcext:value-type="float">
            <text:p>11.7615</text:p>
          </table:table-cell>
        </table:table-row>
        <table:table-row table:style-name="ro1">
          <table:table-cell office:value-type="float" office:value="3.279" calcext:value-type="float">
            <text:p>3.279</text:p>
          </table:table-cell>
          <table:table-cell office:value-type="float" office:value="0" calcext:value-type="float">
            <text:p>0</text:p>
          </table:table-cell>
          <table:table-cell office:value-type="float" office:value="19.9591" calcext:value-type="float">
            <text:p>19.9591</text:p>
          </table:table-cell>
          <table:table-cell office:value-type="float" office:value="12.2238" calcext:value-type="float">
            <text:p>12.2238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12.2238" calcext:value-type="float">
            <text:p>12.2238</text:p>
          </table:table-cell>
        </table:table-row>
        <table:table-row table:style-name="ro1">
          <table:table-cell office:value-type="float" office:value="3.404" calcext:value-type="float">
            <text:p>3.404</text:p>
          </table:table-cell>
          <table:table-cell office:value-type="float" office:value="0" calcext:value-type="float">
            <text:p>0</text:p>
          </table:table-cell>
          <table:table-cell office:value-type="float" office:value="18.402" calcext:value-type="float">
            <text:p>18.402</text:p>
          </table:table-cell>
          <table:table-cell office:value-type="float" office:value="12.6898" calcext:value-type="float">
            <text:p>12.6898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12.6898" calcext:value-type="float">
            <text:p>12.6898</text:p>
          </table:table-cell>
        </table:table-row>
        <table:table-row table:style-name="ro1">
          <table:table-cell office:value-type="float" office:value="3.529" calcext:value-type="float">
            <text:p>3.529</text:p>
          </table:table-cell>
          <table:table-cell office:value-type="float" office:value="0" calcext:value-type="float">
            <text:p>0</text:p>
          </table:table-cell>
          <table:table-cell office:value-type="float" office:value="16.7867" calcext:value-type="float">
            <text:p>16.7867</text:p>
          </table:table-cell>
          <table:table-cell office:value-type="float" office:value="13.1558" calcext:value-type="float">
            <text:p>13.1558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13.1558" calcext:value-type="float">
            <text:p>13.1558</text:p>
          </table:table-cell>
        </table:table-row>
        <table:table-row table:style-name="ro1">
          <table:table-cell office:value-type="float" office:value="3.656" calcext:value-type="float">
            <text:p>3.656</text:p>
          </table:table-cell>
          <table:table-cell office:value-type="float" office:value="0" calcext:value-type="float">
            <text:p>0</text:p>
          </table:table-cell>
          <table:table-cell office:value-type="float" office:value="15.0858" calcext:value-type="float">
            <text:p>15.0858</text:p>
          </table:table-cell>
          <table:table-cell office:value-type="float" office:value="13.6292" calcext:value-type="float">
            <text:p>13.6292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13.6292" calcext:value-type="float">
            <text:p>13.6292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" calcext:value-type="float">
            <text:p>0</text:p>
          </table:table-cell>
          <table:table-cell office:value-type="float" office:value="13.3671" calcext:value-type="float">
            <text:p>13.3671</text:p>
          </table:table-cell>
          <table:table-cell office:value-type="float" office:value="14.0915" calcext:value-type="float">
            <text:p>14.0915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14.0915" calcext:value-type="float">
            <text:p>14.0915</text:p>
          </table:table-cell>
        </table:table-row>
        <table:table-row table:style-name="ro1">
          <table:table-cell office:value-type="float" office:value="3.904" calcext:value-type="float">
            <text:p>3.904</text:p>
          </table:table-cell>
          <table:table-cell office:value-type="float" office:value="0" calcext:value-type="float">
            <text:p>0</text:p>
          </table:table-cell>
          <table:table-cell office:value-type="float" office:value="11.5911" calcext:value-type="float">
            <text:p>11.5911</text:p>
          </table:table-cell>
          <table:table-cell office:value-type="float" office:value="14.5537" calcext:value-type="float">
            <text:p>14.5537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14.5537" calcext:value-type="float">
            <text:p>14.5537</text:p>
          </table:table-cell>
        </table:table-row>
        <table:table-row table:style-name="ro1">
          <table:table-cell office:value-type="float" office:value="4.045" calcext:value-type="float">
            <text:p>4.045</text:p>
          </table:table-cell>
          <table:table-cell office:value-type="float" office:value="0" calcext:value-type="float">
            <text:p>0</text:p>
          </table:table-cell>
          <table:table-cell office:value-type="float" office:value="9.502" calcext:value-type="float">
            <text:p>9.502</text:p>
          </table:table-cell>
          <table:table-cell office:value-type="float" office:value="15.0794" calcext:value-type="float">
            <text:p>15.0794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15.0794" calcext:value-type="float">
            <text:p>15.0794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7.588" calcext:value-type="float">
            <text:p>7.588</text:p>
          </table:table-cell>
          <table:table-cell office:value-type="float" office:value="15.5453" calcext:value-type="float">
            <text:p>15.5453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15.5453" calcext:value-type="float">
            <text:p>15.5453</text:p>
          </table:table-cell>
        </table:table-row>
        <table:table-row table:style-name="ro1">
          <table:table-cell office:value-type="float" office:value="4.282" calcext:value-type="float">
            <text:p>4.282</text:p>
          </table:table-cell>
          <table:table-cell office:value-type="float" office:value="0" calcext:value-type="float">
            <text:p>0</text:p>
          </table:table-cell>
          <table:table-cell office:value-type="float" office:value="5.8235" calcext:value-type="float">
            <text:p>5.8235</text:p>
          </table:table-cell>
          <table:table-cell office:value-type="float" office:value="15.9629" calcext:value-type="float">
            <text:p>15.9629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15.9629" calcext:value-type="float">
            <text:p>15.9629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office:value-type="float" office:value="0" calcext:value-type="float">
            <text:p>0</text:p>
          </table:table-cell>
          <table:table-cell office:value-type="float" office:value="4.3228" calcext:value-type="float">
            <text:p>4.3228</text:p>
          </table:table-cell>
          <table:table-cell office:value-type="float" office:value="16.3096" calcext:value-type="float">
            <text:p>16.3096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16.3096" calcext:value-type="float">
            <text:p>16.3096</text:p>
          </table:table-cell>
        </table:table-row>
        <table:table-row table:style-name="ro1">
          <table:table-cell office:value-type="float" office:value="4.532" calcext:value-type="float">
            <text:p>4.532</text:p>
          </table:table-cell>
          <table:table-cell office:value-type="float" office:value="0" calcext:value-type="float">
            <text:p>0</text:p>
          </table:table-cell>
          <table:table-cell office:value-type="float" office:value="1.7163" calcext:value-type="float">
            <text:p>1.7163</text:p>
          </table:table-cell>
          <table:table-cell office:value-type="float" office:value="16.8948" calcext:value-type="float">
            <text:p>16.8948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16.8948" calcext:value-type="float">
            <text:p>16.8948</text:p>
          </table:table-cell>
        </table:table-row>
        <table:table-row table:style-name="ro1">
          <table:table-cell office:value-type="float" office:value="4.654" calcext:value-type="float">
            <text:p>4.654</text:p>
          </table:table-cell>
          <table:table-cell office:value-type="float" office:value="0" calcext:value-type="float">
            <text:p>0</text:p>
          </table:table-cell>
          <table:table-cell office:value-type="float" office:value="-0.3726" calcext:value-type="float">
            <text:p>-0.3726</text:p>
          </table:table-cell>
          <table:table-cell office:value-type="float" office:value="17.3496" calcext:value-type="float">
            <text:p>17.3496</text:p>
          </table:table-cell>
          <table:table-cell office:value-type="float" office:value="4.7124" calcext:value-type="float">
            <text:p>4.7124</text:p>
          </table:table-cell>
          <table:table-cell office:value-type="float" office:value="3.7279" calcext:value-type="float">
            <text:p>3.7279</text:p>
          </table:table-cell>
          <table:table-cell office:value-type="float" office:value="17.3496" calcext:value-type="float">
            <text:p>17.3496</text:p>
          </table:table-cell>
        </table:table-row>
      </table:table>
      <table:table table:name="moon" table:style-name="ta1">
        <table:shapes>
          <draw:frame draw:z-index="0" draw:style-name="gr1" draw:text-style-name="P1" svg:width="15.999cm" svg:height="8.999cm" svg:x="13.512cm" svg:y="1.356cm">
            <draw:object draw:notify-on-update-of-ranges="moon.D1:moon.D1 moon.D1:moon.D1 moon.D2:moon.D59 moon.A2:moon.A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β (rad)</text:p>
          </table:table-cell>
          <table:table-cell office:value-type="string" calcext:value-type="string">
            <text:p>atot (m/s²)</text:p>
          </table:table-cell>
          <table:table-cell office:value-type="string" calcext:value-type="string">
            <text:p>Ptot (kg m/s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39.9873" calcext:value-type="float">
            <text:p>39.9873</text:p>
          </table:table-cell>
          <table:table-cell office:value-type="float" office:value="0.2031" calcext:value-type="float">
            <text:p>0.2031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0.2031" calcext:value-type="float">
            <text:p>0.2031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39.9421" calcext:value-type="float">
            <text:p>39.9421</text:p>
          </table:table-cell>
          <table:table-cell office:value-type="float" office:value="0.4338" calcext:value-type="float">
            <text:p>0.4338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0.4338" calcext:value-type="float">
            <text:p>0.4338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39.8858" calcext:value-type="float">
            <text:p>39.8858</text:p>
          </table:table-cell>
          <table:table-cell office:value-type="float" office:value="0.6093" calcext:value-type="float">
            <text:p>0.6093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0.6093" calcext:value-type="float">
            <text:p>0.609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9.7969" calcext:value-type="float">
            <text:p>39.7969</text:p>
          </table:table-cell>
          <table:table-cell office:value-type="float" office:value="0.8124" calcext:value-type="float">
            <text:p>0.8124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0.8124" calcext:value-type="float">
            <text:p>0.8124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39.6827" calcext:value-type="float">
            <text:p>39.6827</text:p>
          </table:table-cell>
          <table:table-cell office:value-type="float" office:value="1.0154" calcext:value-type="float">
            <text:p>1.0154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1.0154" calcext:value-type="float">
            <text:p>1.015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9.5431" calcext:value-type="float">
            <text:p>39.5431</text:p>
          </table:table-cell>
          <table:table-cell office:value-type="float" office:value="1.2185" calcext:value-type="float">
            <text:p>1.2185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1.2185" calcext:value-type="float">
            <text:p>1.2185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39.378" calcext:value-type="float">
            <text:p>39.378</text:p>
          </table:table-cell>
          <table:table-cell office:value-type="float" office:value="1.4216" calcext:value-type="float">
            <text:p>1.4216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1.4216" calcext:value-type="float">
            <text:p>1.4216</text:p>
          </table:table-cell>
        </table:table-row>
        <table:table-row table:style-name="ro1">
          <table:table-cell office:value-type="float" office:value="1.016" calcext:value-type="float">
            <text:p>1.016</text:p>
          </table:table-cell>
          <table:table-cell office:value-type="float" office:value="0" calcext:value-type="float">
            <text:p>0</text:p>
          </table:table-cell>
          <table:table-cell office:value-type="float" office:value="39.1614" calcext:value-type="float">
            <text:p>39.1614</text:p>
          </table:table-cell>
          <table:table-cell office:value-type="float" office:value="1.6507" calcext:value-type="float">
            <text:p>1.6507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1.6507" calcext:value-type="float">
            <text:p>1.6507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  <table:table-cell office:value-type="float" office:value="38.9719" calcext:value-type="float">
            <text:p>38.9719</text:p>
          </table:table-cell>
          <table:table-cell office:value-type="float" office:value="1.8278" calcext:value-type="float">
            <text:p>1.8278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1.8278" calcext:value-type="float">
            <text:p>1.827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38.7307" calcext:value-type="float">
            <text:p>38.7307</text:p>
          </table:table-cell>
          <table:table-cell office:value-type="float" office:value="2.0309" calcext:value-type="float">
            <text:p>2.0309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2.0309" calcext:value-type="float">
            <text:p>2.0309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" calcext:value-type="float">
            <text:p>0</text:p>
          </table:table-cell>
          <table:table-cell office:value-type="float" office:value="38.4642" calcext:value-type="float">
            <text:p>38.4642</text:p>
          </table:table-cell>
          <table:table-cell office:value-type="float" office:value="2.234" calcext:value-type="float">
            <text:p>2.234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2.234" calcext:value-type="float">
            <text:p>2.234</text:p>
          </table:table-cell>
        </table:table-row>
        <table:table-row table:style-name="ro1">
          <table:table-cell office:value-type="float" office:value="1.501" calcext:value-type="float">
            <text:p>1.501</text:p>
          </table:table-cell>
          <table:table-cell office:value-type="float" office:value="0" calcext:value-type="float">
            <text:p>0</text:p>
          </table:table-cell>
          <table:table-cell office:value-type="float" office:value="38.1698" calcext:value-type="float">
            <text:p>38.1698</text:p>
          </table:table-cell>
          <table:table-cell office:value-type="float" office:value="2.4387" calcext:value-type="float">
            <text:p>2.4387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2.4387" calcext:value-type="float">
            <text:p>2.4387</text:p>
          </table:table-cell>
        </table:table-row>
        <table:table-row table:style-name="ro1">
          <table:table-cell office:value-type="float" office:value="1.643" calcext:value-type="float">
            <text:p>1.643</text:p>
          </table:table-cell>
          <table:table-cell office:value-type="float" office:value="0" calcext:value-type="float">
            <text:p>0</text:p>
          </table:table-cell>
          <table:table-cell office:value-type="float" office:value="37.8071" calcext:value-type="float">
            <text:p>37.8071</text:p>
          </table:table-cell>
          <table:table-cell office:value-type="float" office:value="2.6694" calcext:value-type="float">
            <text:p>2.6694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2.6694" calcext:value-type="float">
            <text:p>2.6694</text:p>
          </table:table-cell>
        </table:table-row>
        <table:table-row table:style-name="ro1">
          <table:table-cell office:value-type="float" office:value="1.751" calcext:value-type="float">
            <text:p>1.751</text:p>
          </table:table-cell>
          <table:table-cell office:value-type="float" office:value="0" calcext:value-type="float">
            <text:p>0</text:p>
          </table:table-cell>
          <table:table-cell office:value-type="float" office:value="37.5093" calcext:value-type="float">
            <text:p>37.5093</text:p>
          </table:table-cell>
          <table:table-cell office:value-type="float" office:value="2.8448" calcext:value-type="float">
            <text:p>2.8448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2.8448" calcext:value-type="float">
            <text:p>2.8448</text:p>
          </table:table-cell>
        </table:table-row>
        <table:table-row table:style-name="ro1">
          <table:table-cell office:value-type="float" office:value="1.877" calcext:value-type="float">
            <text:p>1.877</text:p>
          </table:table-cell>
          <table:table-cell office:value-type="float" office:value="0" calcext:value-type="float">
            <text:p>0</text:p>
          </table:table-cell>
          <table:table-cell office:value-type="float" office:value="37.138" calcext:value-type="float">
            <text:p>37.138</text:p>
          </table:table-cell>
          <table:table-cell office:value-type="float" office:value="3.0496" calcext:value-type="float">
            <text:p>3.0496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3.0496" calcext:value-type="float">
            <text:p>3.0496</text:p>
          </table:table-cell>
        </table:table-row>
        <table:table-row table:style-name="ro1">
          <table:table-cell office:value-type="float" office:value="2.018" calcext:value-type="float">
            <text:p>2.018</text:p>
          </table:table-cell>
          <table:table-cell office:value-type="float" office:value="0" calcext:value-type="float">
            <text:p>0</text:p>
          </table:table-cell>
          <table:table-cell office:value-type="float" office:value="36.6918" calcext:value-type="float">
            <text:p>36.6918</text:p>
          </table:table-cell>
          <table:table-cell office:value-type="float" office:value="3.2786" calcext:value-type="float">
            <text:p>3.2786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3.2786" calcext:value-type="float">
            <text:p>3.2786</text:p>
          </table:table-cell>
        </table:table-row>
        <table:table-row table:style-name="ro1">
          <table:table-cell office:value-type="float" office:value="2.127" calcext:value-type="float">
            <text:p>2.127</text:p>
          </table:table-cell>
          <table:table-cell office:value-type="float" office:value="0" calcext:value-type="float">
            <text:p>0</text:p>
          </table:table-cell>
          <table:table-cell office:value-type="float" office:value="36.3248" calcext:value-type="float">
            <text:p>36.3248</text:p>
          </table:table-cell>
          <table:table-cell office:value-type="float" office:value="3.4557" calcext:value-type="float">
            <text:p>3.4557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3.4557" calcext:value-type="float">
            <text:p>3.4557</text:p>
          </table:table-cell>
        </table:table-row>
        <table:table-row table:style-name="ro1">
          <table:table-cell office:value-type="float" office:value="2.266" calcext:value-type="float">
            <text:p>2.266</text:p>
          </table:table-cell>
          <table:table-cell office:value-type="float" office:value="0" calcext:value-type="float">
            <text:p>0</text:p>
          </table:table-cell>
          <table:table-cell office:value-type="float" office:value="35.8288" calcext:value-type="float">
            <text:p>35.8288</text:p>
          </table:table-cell>
          <table:table-cell office:value-type="float" office:value="3.6816" calcext:value-type="float">
            <text:p>3.6816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3.6816" calcext:value-type="float">
            <text:p>3.6816</text:p>
          </table:table-cell>
        </table:table-row>
        <table:table-row table:style-name="ro1">
          <table:table-cell office:value-type="float" office:value="2.393" calcext:value-type="float">
            <text:p>2.393</text:p>
          </table:table-cell>
          <table:table-cell office:value-type="float" office:value="0" calcext:value-type="float">
            <text:p>0</text:p>
          </table:table-cell>
          <table:table-cell office:value-type="float" office:value="35.3481" calcext:value-type="float">
            <text:p>35.3481</text:p>
          </table:table-cell>
          <table:table-cell office:value-type="float" office:value="3.8879" calcext:value-type="float">
            <text:p>3.8879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3.8879" calcext:value-type="float">
            <text:p>3.8879</text:p>
          </table:table-cell>
        </table:table-row>
        <table:table-row table:style-name="ro1">
          <table:table-cell office:value-type="float" office:value="2.501" calcext:value-type="float">
            <text:p>2.501</text:p>
          </table:table-cell>
          <table:table-cell office:value-type="float" office:value="0" calcext:value-type="float">
            <text:p>0</text:p>
          </table:table-cell>
          <table:table-cell office:value-type="float" office:value="34.9187" calcext:value-type="float">
            <text:p>34.9187</text:p>
          </table:table-cell>
          <table:table-cell office:value-type="float" office:value="4.0634" calcext:value-type="float">
            <text:p>4.0634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4.0634" calcext:value-type="float">
            <text:p>4.0634</text:p>
          </table:table-cell>
        </table:table-row>
        <table:table-row table:style-name="ro1">
          <table:table-cell office:value-type="float" office:value="2.641" calcext:value-type="float">
            <text:p>2.641</text:p>
          </table:table-cell>
          <table:table-cell office:value-type="float" office:value="0" calcext:value-type="float">
            <text:p>0</text:p>
          </table:table-cell>
          <table:table-cell office:value-type="float" office:value="34.334" calcext:value-type="float">
            <text:p>34.334</text:p>
          </table:table-cell>
          <table:table-cell office:value-type="float" office:value="4.2908" calcext:value-type="float">
            <text:p>4.2908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4.2908" calcext:value-type="float">
            <text:p>4.2908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  <table:table-cell office:value-type="float" office:value="33.8566" calcext:value-type="float">
            <text:p>33.8566</text:p>
          </table:table-cell>
          <table:table-cell office:value-type="float" office:value="4.4679" calcext:value-type="float">
            <text:p>4.4679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4.4679" calcext:value-type="float">
            <text:p>4.4679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0" calcext:value-type="float">
            <text:p>0</text:p>
          </table:table-cell>
          <table:table-cell office:value-type="float" office:value="33.2854" calcext:value-type="float">
            <text:p>33.2854</text:p>
          </table:table-cell>
          <table:table-cell office:value-type="float" office:value="4.671" calcext:value-type="float">
            <text:p>4.671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4.671" calcext:value-type="float">
            <text:p>4.671</text:p>
          </table:table-cell>
        </table:table-row>
        <table:table-row table:style-name="ro1">
          <table:table-cell office:value-type="float" office:value="3.016" calcext:value-type="float">
            <text:p>3.016</text:p>
          </table:table-cell>
          <table:table-cell office:value-type="float" office:value="0" calcext:value-type="float">
            <text:p>0</text:p>
          </table:table-cell>
          <table:table-cell office:value-type="float" office:value="32.6107" calcext:value-type="float">
            <text:p>32.6107</text:p>
          </table:table-cell>
          <table:table-cell office:value-type="float" office:value="4.9001" calcext:value-type="float">
            <text:p>4.9001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4.9001" calcext:value-type="float">
            <text:p>4.9001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0" calcext:value-type="float">
            <text:p>0</text:p>
          </table:table-cell>
          <table:table-cell office:value-type="float" office:value="32.0669" calcext:value-type="float">
            <text:p>32.0669</text:p>
          </table:table-cell>
          <table:table-cell office:value-type="float" office:value="5.0772" calcext:value-type="float">
            <text:p>5.0772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5.0772" calcext:value-type="float">
            <text:p>5.0772</text:p>
          </table:table-cell>
        </table:table-row>
        <table:table-row table:style-name="ro1">
          <table:table-cell office:value-type="float" office:value="3.266" calcext:value-type="float">
            <text:p>3.266</text:p>
          </table:table-cell>
          <table:table-cell office:value-type="float" office:value="0" calcext:value-type="float">
            <text:p>0</text:p>
          </table:table-cell>
          <table:table-cell office:value-type="float" office:value="31.3349" calcext:value-type="float">
            <text:p>31.3349</text:p>
          </table:table-cell>
          <table:table-cell office:value-type="float" office:value="5.3063" calcext:value-type="float">
            <text:p>5.3063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5.3063" calcext:value-type="float">
            <text:p>5.3063</text:p>
          </table:table-cell>
        </table:table-row>
        <table:table-row table:style-name="ro1">
          <table:table-cell office:value-type="float" office:value="3.391" calcext:value-type="float">
            <text:p>3.391</text:p>
          </table:table-cell>
          <table:table-cell office:value-type="float" office:value="0" calcext:value-type="float">
            <text:p>0</text:p>
          </table:table-cell>
          <table:table-cell office:value-type="float" office:value="30.6589" calcext:value-type="float">
            <text:p>30.6589</text:p>
          </table:table-cell>
          <table:table-cell office:value-type="float" office:value="5.5094" calcext:value-type="float">
            <text:p>5.5094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5.5094" calcext:value-type="float">
            <text:p>5.5094</text:p>
          </table:table-cell>
        </table:table-row>
        <table:table-row table:style-name="ro1">
          <table:table-cell office:value-type="float" office:value="3.502" calcext:value-type="float">
            <text:p>3.502</text:p>
          </table:table-cell>
          <table:table-cell office:value-type="float" office:value="0" calcext:value-type="float">
            <text:p>0</text:p>
          </table:table-cell>
          <table:table-cell office:value-type="float" office:value="30.0373" calcext:value-type="float">
            <text:p>30.0373</text:p>
          </table:table-cell>
          <table:table-cell office:value-type="float" office:value="5.6897" calcext:value-type="float">
            <text:p>5.6897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5.6897" calcext:value-type="float">
            <text:p>5.6897</text:p>
          </table:table-cell>
        </table:table-row>
        <table:table-row table:style-name="ro1">
          <table:table-cell office:value-type="float" office:value="3.641" calcext:value-type="float">
            <text:p>3.641</text:p>
          </table:table-cell>
          <table:table-cell office:value-type="float" office:value="0" calcext:value-type="float">
            <text:p>0</text:p>
          </table:table-cell>
          <table:table-cell office:value-type="float" office:value="29.2308" calcext:value-type="float">
            <text:p>29.2308</text:p>
          </table:table-cell>
          <table:table-cell office:value-type="float" office:value="5.9155" calcext:value-type="float">
            <text:p>5.9155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5.9155" calcext:value-type="float">
            <text:p>5.9155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office:value-type="float" office:value="28.5763" calcext:value-type="float">
            <text:p>28.5763</text:p>
          </table:table-cell>
          <table:table-cell office:value-type="float" office:value="6.0926" calcext:value-type="float">
            <text:p>6.0926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6.0926" calcext:value-type="float">
            <text:p>6.0926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office:value-type="float" office:value="0" calcext:value-type="float">
            <text:p>0</text:p>
          </table:table-cell>
          <table:table-cell office:value-type="float" office:value="27.8021" calcext:value-type="float">
            <text:p>27.8021</text:p>
          </table:table-cell>
          <table:table-cell office:value-type="float" office:value="6.2957" calcext:value-type="float">
            <text:p>6.2957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6.2957" calcext:value-type="float">
            <text:p>6.2957</text:p>
          </table:table-cell>
        </table:table-row>
        <table:table-row table:style-name="ro1">
          <table:table-cell office:value-type="float" office:value="4.016" calcext:value-type="float">
            <text:p>4.016</text:p>
          </table:table-cell>
          <table:table-cell office:value-type="float" office:value="0" calcext:value-type="float">
            <text:p>0</text:p>
          </table:table-cell>
          <table:table-cell office:value-type="float" office:value="26.8982" calcext:value-type="float">
            <text:p>26.8982</text:p>
          </table:table-cell>
          <table:table-cell office:value-type="float" office:value="6.5248" calcext:value-type="float">
            <text:p>6.5248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6.5248" calcext:value-type="float">
            <text:p>6.5248</text:p>
          </table:table-cell>
        </table:table-row>
        <table:table-row table:style-name="ro1">
          <table:table-cell office:value-type="float" office:value="4.141" calcext:value-type="float">
            <text:p>4.141</text:p>
          </table:table-cell>
          <table:table-cell office:value-type="float" office:value="0" calcext:value-type="float">
            <text:p>0</text:p>
          </table:table-cell>
          <table:table-cell office:value-type="float" office:value="26.0699" calcext:value-type="float">
            <text:p>26.0699</text:p>
          </table:table-cell>
          <table:table-cell office:value-type="float" office:value="6.7279" calcext:value-type="float">
            <text:p>6.7279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6.7279" calcext:value-type="float">
            <text:p>6.7279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 office:value-type="float" office:value="25.3269" calcext:value-type="float">
            <text:p>25.3269</text:p>
          </table:table-cell>
          <table:table-cell office:value-type="float" office:value="6.905" calcext:value-type="float">
            <text:p>6.905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6.905" calcext:value-type="float">
            <text:p>6.905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office:value-type="float" office:value="0" calcext:value-type="float">
            <text:p>0</text:p>
          </table:table-cell>
          <table:table-cell office:value-type="float" office:value="24.4511" calcext:value-type="float">
            <text:p>24.4511</text:p>
          </table:table-cell>
          <table:table-cell office:value-type="float" office:value="7.1081" calcext:value-type="float">
            <text:p>7.1081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7.1081" calcext:value-type="float">
            <text:p>7.108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3.5499" calcext:value-type="float">
            <text:p>23.5499</text:p>
          </table:table-cell>
          <table:table-cell office:value-type="float" office:value="7.3112" calcext:value-type="float">
            <text:p>7.3112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7.3112" calcext:value-type="float">
            <text:p>7.3112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office:value-type="float" office:value="0" calcext:value-type="float">
            <text:p>0</text:p>
          </table:table-cell>
          <table:table-cell office:value-type="float" office:value="22.6233" calcext:value-type="float">
            <text:p>22.6233</text:p>
          </table:table-cell>
          <table:table-cell office:value-type="float" office:value="7.5142" calcext:value-type="float">
            <text:p>7.5142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7.5142" calcext:value-type="float">
            <text:p>7.5142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office:value-type="float" office:value="21.6714" calcext:value-type="float">
            <text:p>21.6714</text:p>
          </table:table-cell>
          <table:table-cell office:value-type="float" office:value="7.7173" calcext:value-type="float">
            <text:p>7.7173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7.7173" calcext:value-type="float">
            <text:p>7.7173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office:value-type="float" office:value="0" calcext:value-type="float">
            <text:p>0</text:p>
          </table:table-cell>
          <table:table-cell office:value-type="float" office:value="20.694" calcext:value-type="float">
            <text:p>20.694</text:p>
          </table:table-cell>
          <table:table-cell office:value-type="float" office:value="7.9204" calcext:value-type="float">
            <text:p>7.9204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7.9204" calcext:value-type="float">
            <text:p>7.9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6912" calcext:value-type="float">
            <text:p>19.6912</text:p>
          </table:table-cell>
          <table:table-cell office:value-type="float" office:value="8.1235" calcext:value-type="float">
            <text:p>8.1235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8.1235" calcext:value-type="float">
            <text:p>8.1235</text:p>
          </table:table-cell>
        </table:table-row>
        <table:table-row table:style-name="ro1">
          <table:table-cell office:value-type="float" office:value="5.142" calcext:value-type="float">
            <text:p>5.142</text:p>
          </table:table-cell>
          <table:table-cell office:value-type="float" office:value="0" calcext:value-type="float">
            <text:p>0</text:p>
          </table:table-cell>
          <table:table-cell office:value-type="float" office:value="18.5213" calcext:value-type="float">
            <text:p>18.5213</text:p>
          </table:table-cell>
          <table:table-cell office:value-type="float" office:value="8.3542" calcext:value-type="float">
            <text:p>8.3542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8.3542" calcext:value-type="float">
            <text:p>8.3542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 office:value-type="float" office:value="17.6096" calcext:value-type="float">
            <text:p>17.6096</text:p>
          </table:table-cell>
          <table:table-cell office:value-type="float" office:value="8.5297" calcext:value-type="float">
            <text:p>8.5297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8.5297" calcext:value-type="float">
            <text:p>8.5297</text:p>
          </table:table-cell>
        </table:table-row>
        <table:table-row table:style-name="ro1">
          <table:table-cell office:value-type="float" office:value="5.377" calcext:value-type="float">
            <text:p>5.377</text:p>
          </table:table-cell>
          <table:table-cell office:value-type="float" office:value="0" calcext:value-type="float">
            <text:p>0</text:p>
          </table:table-cell>
          <table:table-cell office:value-type="float" office:value="16.5132" calcext:value-type="float">
            <text:p>16.5132</text:p>
          </table:table-cell>
          <table:table-cell office:value-type="float" office:value="8.736" calcext:value-type="float">
            <text:p>8.736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8.736" calcext:value-type="float">
            <text:p>8.73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5.4264" calcext:value-type="float">
            <text:p>15.4264</text:p>
          </table:table-cell>
          <table:table-cell office:value-type="float" office:value="8.9359" calcext:value-type="float">
            <text:p>8.9359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8.9359" calcext:value-type="float">
            <text:p>8.9359</text:p>
          </table:table-cell>
        </table:table-row>
        <table:table-row table:style-name="ro1">
          <table:table-cell office:value-type="float" office:value="5.625" calcext:value-type="float">
            <text:p>5.625</text:p>
          </table:table-cell>
          <table:table-cell office:value-type="float" office:value="0" calcext:value-type="float">
            <text:p>0</text:p>
          </table:table-cell>
          <table:table-cell office:value-type="float" office:value="14.2967" calcext:value-type="float">
            <text:p>14.2967</text:p>
          </table:table-cell>
          <table:table-cell office:value-type="float" office:value="9.1389" calcext:value-type="float">
            <text:p>9.1389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9.1389" calcext:value-type="float">
            <text:p>9.1389</text:p>
          </table:table-cell>
        </table:table-row>
        <table:table-row table:style-name="ro1">
          <table:table-cell office:value-type="float" office:value="5.752" calcext:value-type="float">
            <text:p>5.752</text:p>
          </table:table-cell>
          <table:table-cell office:value-type="float" office:value="0" calcext:value-type="float">
            <text:p>0</text:p>
          </table:table-cell>
          <table:table-cell office:value-type="float" office:value="13.123" calcext:value-type="float">
            <text:p>13.123</text:p>
          </table:table-cell>
          <table:table-cell office:value-type="float" office:value="9.3453" calcext:value-type="float">
            <text:p>9.3453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9.3453" calcext:value-type="float">
            <text:p>9.3453</text:p>
          </table:table-cell>
        </table:table-row>
        <table:table-row table:style-name="ro1">
          <table:table-cell office:value-type="float" office:value="5.875" calcext:value-type="float">
            <text:p>5.875</text:p>
          </table:table-cell>
          <table:table-cell office:value-type="float" office:value="0" calcext:value-type="float">
            <text:p>0</text:p>
          </table:table-cell>
          <table:table-cell office:value-type="float" office:value="11.9612" calcext:value-type="float">
            <text:p>11.9612</text:p>
          </table:table-cell>
          <table:table-cell office:value-type="float" office:value="9.5451" calcext:value-type="float">
            <text:p>9.5451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9.5451" calcext:value-type="float">
            <text:p>9.5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.7554" calcext:value-type="float">
            <text:p>10.7554</text:p>
          </table:table-cell>
          <table:table-cell office:value-type="float" office:value="9.7482" calcext:value-type="float">
            <text:p>9.7482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9.7482" calcext:value-type="float">
            <text:p>9.7482</text:p>
          </table:table-cell>
        </table:table-row>
        <table:table-row table:style-name="ro1">
          <table:table-cell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office:value-type="float" office:value="9.5242" calcext:value-type="float">
            <text:p>9.5242</text:p>
          </table:table-cell>
          <table:table-cell office:value-type="float" office:value="9.9513" calcext:value-type="float">
            <text:p>9.9513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9.9513" calcext:value-type="float">
            <text:p>9.9513</text:p>
          </table:table-cell>
        </table:table-row>
        <table:table-row table:style-name="ro1">
          <table:table-cell office:value-type="float" office:value="6.253" calcext:value-type="float">
            <text:p>6.253</text:p>
          </table:table-cell>
          <table:table-cell office:value-type="float" office:value="0" calcext:value-type="float">
            <text:p>0</text:p>
          </table:table-cell>
          <table:table-cell office:value-type="float" office:value="8.2371" calcext:value-type="float">
            <text:p>8.2371</text:p>
          </table:table-cell>
          <table:table-cell office:value-type="float" office:value="10.1592" calcext:value-type="float">
            <text:p>10.1592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10.1592" calcext:value-type="float">
            <text:p>10.1592</text:p>
          </table:table-cell>
        </table:table-row>
        <table:table-row table:style-name="ro1">
          <table:table-cell office:value-type="float" office:value="6.391" calcext:value-type="float">
            <text:p>6.391</text:p>
          </table:table-cell>
          <table:table-cell office:value-type="float" office:value="0" calcext:value-type="float">
            <text:p>0</text:p>
          </table:table-cell>
          <table:table-cell office:value-type="float" office:value="6.8197" calcext:value-type="float">
            <text:p>6.8197</text:p>
          </table:table-cell>
          <table:table-cell office:value-type="float" office:value="10.3835" calcext:value-type="float">
            <text:p>10.3835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10.3835" calcext:value-type="float">
            <text:p>10.3835</text:p>
          </table:table-cell>
        </table:table-row>
        <table:table-row table:style-name="ro1">
          <table:table-cell office:value-type="float" office:value="6.501" calcext:value-type="float">
            <text:p>6.501</text:p>
          </table:table-cell>
          <table:table-cell office:value-type="float" office:value="0" calcext:value-type="float">
            <text:p>0</text:p>
          </table:table-cell>
          <table:table-cell office:value-type="float" office:value="5.6677" calcext:value-type="float">
            <text:p>5.6677</text:p>
          </table:table-cell>
          <table:table-cell office:value-type="float" office:value="10.5622" calcext:value-type="float">
            <text:p>10.5622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10.5622" calcext:value-type="float">
            <text:p>10.5622</text:p>
          </table:table-cell>
        </table:table-row>
        <table:table-row table:style-name="ro1">
          <table:table-cell office:value-type="float" office:value="6.641" calcext:value-type="float">
            <text:p>6.641</text:p>
          </table:table-cell>
          <table:table-cell office:value-type="float" office:value="0" calcext:value-type="float">
            <text:p>0</text:p>
          </table:table-cell>
          <table:table-cell office:value-type="float" office:value="4.173" calcext:value-type="float">
            <text:p>4.173</text:p>
          </table:table-cell>
          <table:table-cell office:value-type="float" office:value="10.7896" calcext:value-type="float">
            <text:p>10.7896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10.7896" calcext:value-type="float">
            <text:p>10.7896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office:value-type="float" office:value="2.9873" calcext:value-type="float">
            <text:p>2.9873</text:p>
          </table:table-cell>
          <table:table-cell office:value-type="float" office:value="10.9667" calcext:value-type="float">
            <text:p>10.9667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10.9667" calcext:value-type="float">
            <text:p>10.9667</text:p>
          </table:table-cell>
        </table:table-row>
        <table:table-row table:style-name="ro1">
          <table:table-cell office:value-type="float" office:value="6.875" calcext:value-type="float">
            <text:p>6.875</text:p>
          </table:table-cell>
          <table:table-cell office:value-type="float" office:value="0" calcext:value-type="float">
            <text:p>0</text:p>
          </table:table-cell>
          <table:table-cell office:value-type="float" office:value="1.6038" calcext:value-type="float">
            <text:p>1.6038</text:p>
          </table:table-cell>
          <table:table-cell office:value-type="float" office:value="11.1698" calcext:value-type="float">
            <text:p>11.1698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11.1698" calcext:value-type="float">
            <text:p>11.16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948" calcext:value-type="float">
            <text:p>0.1948</text:p>
          </table:table-cell>
          <table:table-cell office:value-type="float" office:value="11.3729" calcext:value-type="float">
            <text:p>11.3729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11.3729" calcext:value-type="float">
            <text:p>11.3729</text:p>
          </table:table-cell>
        </table:table-row>
        <table:table-row table:style-name="ro1">
          <table:table-cell office:value-type="float" office:value="7.125" calcext:value-type="float">
            <text:p>7.125</text:p>
          </table:table-cell>
          <table:table-cell office:value-type="float" office:value="0" calcext:value-type="float">
            <text:p>0</text:p>
          </table:table-cell>
          <table:table-cell office:value-type="float" office:value="-1.2395" calcext:value-type="float">
            <text:p>-1.2395</text:p>
          </table:table-cell>
          <table:table-cell office:value-type="float" office:value="11.576" calcext:value-type="float">
            <text:p>11.576</text:p>
          </table:table-cell>
          <table:table-cell office:value-type="float" office:value="4.7124" calcext:value-type="float">
            <text:p>4.7124</text:p>
          </table:table-cell>
          <table:table-cell office:value-type="float" office:value="1.6247" calcext:value-type="float">
            <text:p>1.6247</text:p>
          </table:table-cell>
          <table:table-cell office:value-type="float" office:value="11.576" calcext:value-type="float">
            <text:p>11.576</text:p>
          </table:table-cell>
        </table:table-row>
      </table:table>
      <table:table table:name="saturn" table:style-name="ta1">
        <table:shapes>
          <draw:frame draw:z-index="0" draw:style-name="gr1" draw:text-style-name="P1" svg:width="15.999cm" svg:height="8.999cm" svg:x="11.615cm" svg:y="0.877cm">
            <draw:object draw:notify-on-update-of-ranges="saturn.D1:saturn.D1 saturn.D1:saturn.D1 saturn.D2:saturn.D24 saturn.A2:saturn.A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β (rad)</text:p>
          </table:table-cell>
          <table:table-cell office:value-type="string" calcext:value-type="string">
            <text:p>atot (m/s²)</text:p>
          </table:table-cell>
          <table:table-cell office:value-type="string" calcext:value-type="string">
            <text:p>Ptot (kg m/s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39.8976" calcext:value-type="float">
            <text:p>39.8976</text:p>
          </table:table-cell>
          <table:table-cell office:value-type="float" office:value="1.4624" calcext:value-type="float">
            <text:p>1.4624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1.4624" calcext:value-type="float">
            <text:p>1.4624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  <table:table-cell office:value-type="float" office:value="39.6332" calcext:value-type="float">
            <text:p>39.6332</text:p>
          </table:table-cell>
          <table:table-cell office:value-type="float" office:value="2.768" calcext:value-type="float">
            <text:p>2.768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2.768" calcext:value-type="float">
            <text:p>2.768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0" calcext:value-type="float">
            <text:p>0</text:p>
          </table:table-cell>
          <table:table-cell office:value-type="float" office:value="39.2015" calcext:value-type="float">
            <text:p>39.2015</text:p>
          </table:table-cell>
          <table:table-cell office:value-type="float" office:value="4.0842" calcext:value-type="float">
            <text:p>4.0842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4.0842" calcext:value-type="float">
            <text:p>4.0842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" calcext:value-type="float">
            <text:p>0</text:p>
          </table:table-cell>
          <table:table-cell office:value-type="float" office:value="38.6148" calcext:value-type="float">
            <text:p>38.6148</text:p>
          </table:table-cell>
          <table:table-cell office:value-type="float" office:value="5.3794" calcext:value-type="float">
            <text:p>5.3794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5.3794" calcext:value-type="float">
            <text:p>5.3794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0" calcext:value-type="float">
            <text:p>0</text:p>
          </table:table-cell>
          <table:table-cell office:value-type="float" office:value="37.7525" calcext:value-type="float">
            <text:p>37.7525</text:p>
          </table:table-cell>
          <table:table-cell office:value-type="float" office:value="6.8522" calcext:value-type="float">
            <text:p>6.8522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6.8522" calcext:value-type="float">
            <text:p>6.8522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float" office:value="36.9435" calcext:value-type="float">
            <text:p>36.9435</text:p>
          </table:table-cell>
          <table:table-cell office:value-type="float" office:value="7.9907" calcext:value-type="float">
            <text:p>7.9907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7.9907" calcext:value-type="float">
            <text:p>7.9907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0" calcext:value-type="float">
            <text:p>0</text:p>
          </table:table-cell>
          <table:table-cell office:value-type="float" office:value="35.713" calcext:value-type="float">
            <text:p>35.713</text:p>
          </table:table-cell>
          <table:table-cell office:value-type="float" office:value="9.4635" calcext:value-type="float">
            <text:p>9.4635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9.4635" calcext:value-type="float">
            <text:p>9.4635</text:p>
          </table:table-cell>
        </table:table-row>
        <table:table-row table:style-name="ro1">
          <table:table-cell office:value-type="float" office:value="1.017" calcext:value-type="float">
            <text:p>1.017</text:p>
          </table:table-cell>
          <table:table-cell office:value-type="float" office:value="0" calcext:value-type="float">
            <text:p>0</text:p>
          </table:table-cell>
          <table:table-cell office:value-type="float" office:value="34.5982" calcext:value-type="float">
            <text:p>34.5982</text:p>
          </table:table-cell>
          <table:table-cell office:value-type="float" office:value="10.623" calcext:value-type="float">
            <text:p>10.623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10.623" calcext:value-type="float">
            <text:p>10.623</text:p>
          </table:table-cell>
        </table:table-row>
        <table:table-row table:style-name="ro1">
          <table:table-cell office:value-type="float" office:value="1.143" calcext:value-type="float">
            <text:p>1.143</text:p>
          </table:table-cell>
          <table:table-cell office:value-type="float" office:value="0" calcext:value-type="float">
            <text:p>0</text:p>
          </table:table-cell>
          <table:table-cell office:value-type="float" office:value="33.1768" calcext:value-type="float">
            <text:p>33.1768</text:p>
          </table:table-cell>
          <table:table-cell office:value-type="float" office:value="11.9391" calcext:value-type="float">
            <text:p>11.9391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11.9391" calcext:value-type="float">
            <text:p>11.9391</text:p>
          </table:table-cell>
        </table:table-row>
        <table:table-row table:style-name="ro1">
          <table:table-cell office:value-type="float" office:value="1.265" calcext:value-type="float">
            <text:p>1.265</text:p>
          </table:table-cell>
          <table:table-cell office:value-type="float" office:value="0" calcext:value-type="float">
            <text:p>0</text:p>
          </table:table-cell>
          <table:table-cell office:value-type="float" office:value="31.6425" calcext:value-type="float">
            <text:p>31.6425</text:p>
          </table:table-cell>
          <table:table-cell office:value-type="float" office:value="13.2134" calcext:value-type="float">
            <text:p>13.2134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13.2134" calcext:value-type="float">
            <text:p>13.2134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office:value-type="float" office:value="29.9092" calcext:value-type="float">
            <text:p>29.9092</text:p>
          </table:table-cell>
          <table:table-cell office:value-type="float" office:value="14.5191" calcext:value-type="float">
            <text:p>14.5191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14.5191" calcext:value-type="float">
            <text:p>14.5191</text:p>
          </table:table-cell>
        </table:table-row>
        <table:table-row table:style-name="ro1">
          <table:table-cell office:value-type="float" office:value="1.517" calcext:value-type="float">
            <text:p>1.517</text:p>
          </table:table-cell>
          <table:table-cell office:value-type="float" office:value="0" calcext:value-type="float">
            <text:p>0</text:p>
          </table:table-cell>
          <table:table-cell office:value-type="float" office:value="27.9811" calcext:value-type="float">
            <text:p>27.9811</text:p>
          </table:table-cell>
          <table:table-cell office:value-type="float" office:value="15.8457" calcext:value-type="float">
            <text:p>15.8457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15.8457" calcext:value-type="float">
            <text:p>15.8457</text:p>
          </table:table-cell>
        </table:table-row>
        <table:table-row table:style-name="ro1">
          <table:table-cell office:value-type="float" office:value="1.642" calcext:value-type="float">
            <text:p>1.642</text:p>
          </table:table-cell>
          <table:table-cell office:value-type="float" office:value="0" calcext:value-type="float">
            <text:p>0</text:p>
          </table:table-cell>
          <table:table-cell office:value-type="float" office:value="25.9187" calcext:value-type="float">
            <text:p>25.9187</text:p>
          </table:table-cell>
          <table:table-cell office:value-type="float" office:value="17.1513" calcext:value-type="float">
            <text:p>17.1513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17.1513" calcext:value-type="float">
            <text:p>17.1513</text:p>
          </table:table-cell>
        </table:table-row>
        <table:table-row table:style-name="ro1">
          <table:table-cell office:value-type="float" office:value="1.781" calcext:value-type="float">
            <text:p>1.781</text:p>
          </table:table-cell>
          <table:table-cell office:value-type="float" office:value="0" calcext:value-type="float">
            <text:p>0</text:p>
          </table:table-cell>
          <table:table-cell office:value-type="float" office:value="23.4338" calcext:value-type="float">
            <text:p>23.4338</text:p>
          </table:table-cell>
          <table:table-cell office:value-type="float" office:value="18.6033" calcext:value-type="float">
            <text:p>18.6033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18.6033" calcext:value-type="float">
            <text:p>18.6033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21.344" calcext:value-type="float">
            <text:p>21.344</text:p>
          </table:table-cell>
          <table:table-cell office:value-type="float" office:value="19.7418" calcext:value-type="float">
            <text:p>19.7418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19.7418" calcext:value-type="float">
            <text:p>19.7418</text:p>
          </table:table-cell>
        </table:table-row>
        <table:table-row table:style-name="ro1">
          <table:table-cell office:value-type="float" office:value="2.034" calcext:value-type="float">
            <text:p>2.034</text:p>
          </table:table-cell>
          <table:table-cell office:value-type="float" office:value="0" calcext:value-type="float">
            <text:p>0</text:p>
          </table:table-cell>
          <table:table-cell office:value-type="float" office:value="18.3929" calcext:value-type="float">
            <text:p>18.3929</text:p>
          </table:table-cell>
          <table:table-cell office:value-type="float" office:value="21.2459" calcext:value-type="float">
            <text:p>21.2459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21.2459" calcext:value-type="float">
            <text:p>21.2459</text:p>
          </table:table-cell>
        </table:table-row>
        <table:table-row table:style-name="ro1">
          <table:table-cell office:value-type="float" office:value="2.141" calcext:value-type="float">
            <text:p>2.141</text:p>
          </table:table-cell>
          <table:table-cell office:value-type="float" office:value="0" calcext:value-type="float">
            <text:p>0</text:p>
          </table:table-cell>
          <table:table-cell office:value-type="float" office:value="16.0598" calcext:value-type="float">
            <text:p>16.0598</text:p>
          </table:table-cell>
          <table:table-cell office:value-type="float" office:value="22.3636" calcext:value-type="float">
            <text:p>22.3636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22.3636" calcext:value-type="float">
            <text:p>22.3636</text:p>
          </table:table-cell>
        </table:table-row>
        <table:table-row table:style-name="ro1">
          <table:table-cell office:value-type="float" office:value="2.265" calcext:value-type="float">
            <text:p>2.265</text:p>
          </table:table-cell>
          <table:table-cell office:value-type="float" office:value="0" calcext:value-type="float">
            <text:p>0</text:p>
          </table:table-cell>
          <table:table-cell office:value-type="float" office:value="13.2064" calcext:value-type="float">
            <text:p>13.2064</text:p>
          </table:table-cell>
          <table:table-cell office:value-type="float" office:value="23.6588" calcext:value-type="float">
            <text:p>23.6588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23.6588" calcext:value-type="float">
            <text:p>23.6588</text:p>
          </table:table-cell>
        </table:table-row>
        <table:table-row table:style-name="ro1">
          <table:table-cell office:value-type="float" office:value="2.392" calcext:value-type="float">
            <text:p>2.392</text:p>
          </table:table-cell>
          <table:table-cell office:value-type="float" office:value="0" calcext:value-type="float">
            <text:p>0</text:p>
          </table:table-cell>
          <table:table-cell office:value-type="float" office:value="10.1175" calcext:value-type="float">
            <text:p>10.1175</text:p>
          </table:table-cell>
          <table:table-cell office:value-type="float" office:value="24.9854" calcext:value-type="float">
            <text:p>24.9854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24.9854" calcext:value-type="float">
            <text:p>24.985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0" calcext:value-type="float">
            <text:p>0</text:p>
          </table:table-cell>
          <table:table-cell office:value-type="float" office:value="6.939" calcext:value-type="float">
            <text:p>6.939</text:p>
          </table:table-cell>
          <table:table-cell office:value-type="float" office:value="26.2806" calcext:value-type="float">
            <text:p>26.2806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26.2806" calcext:value-type="float">
            <text:p>26.2806</text:p>
          </table:table-cell>
        </table:table-row>
        <table:table-row table:style-name="ro1">
          <table:table-cell office:value-type="float" office:value="2.641" calcext:value-type="float">
            <text:p>2.641</text:p>
          </table:table-cell>
          <table:table-cell office:value-type="float" office:value="0" calcext:value-type="float">
            <text:p>0</text:p>
          </table:table-cell>
          <table:table-cell office:value-type="float" office:value="3.5723" calcext:value-type="float">
            <text:p>3.5723</text:p>
          </table:table-cell>
          <table:table-cell office:value-type="float" office:value="27.5863" calcext:value-type="float">
            <text:p>27.5863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27.5863" calcext:value-type="float">
            <text:p>27.5863</text:p>
          </table:table-cell>
        </table:table-row>
        <table:table-row table:style-name="ro1">
          <table:table-cell office:value-type="float" office:value="2.766" calcext:value-type="float">
            <text:p>2.766</text:p>
          </table:table-cell>
          <table:table-cell office:value-type="float" office:value="0" calcext:value-type="float">
            <text:p>0</text:p>
          </table:table-cell>
          <table:table-cell office:value-type="float" office:value="0.0424" calcext:value-type="float">
            <text:p>0.0424</text:p>
          </table:table-cell>
          <table:table-cell office:value-type="float" office:value="28.892" calcext:value-type="float">
            <text:p>28.892</text:p>
          </table:table-cell>
          <table:table-cell office:value-type="float" office:value="4.7124" calcext:value-type="float">
            <text:p>4.7124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28.892" calcext:value-type="float">
            <text:p>28.8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0" number:grouping="true"/>
    </number:number-style>
    <number:number-style style:name="N112" number:title="User-defined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22:18:59.487694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6T22:16:23.236198869</meta:creation-date>
    <dc:date>2020-07-16T22:43:38.487346428</dc:date>
    <meta:editing-duration>PT6M34S</meta:editing-duration>
    <meta:editing-cycles>3</meta:editing-cycles>
    <meta:generator>LibreOffice/6.4.4.2$Linux_X86_64 LibreOffice_project/40$Build-2</meta:generator>
    <meta:document-statistic meta:table-count="5" meta:cell-count="114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 number:title="User-defined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2" style:family="chart" style:data-style-name="N112">
      <style:chart-properties loext:regression-x-name="t" loext:regression-y-name="v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7.11cm" svg:y="0.316cm" chart:style-name="ch2">
          <text:p>Free fall</text:p>
        </chart:title>
        <chart:subtitle svg:x="7.467cm" svg:y="1.275cm" chart:style-name="ch3">
          <text:p>Earth</text:p>
        </chart:subtitle>
        <chart:plot-area chart:style-name="ch4" table:cell-range-address="earth.D1:earth.D25 earth.A1:earth.A25" chart:data-source-has-labels="both" svg:x="1.331cm" svg:y="2.138cm" svg:width="14.349cm" svg:height="5.701cm">
          <chartooo:coordinate-region svg:x="1.952cm" svg:y="2.337cm" svg:width="13.488cm" svg:height="4.855cm"/>
          <chart:axis chart:dimension="x" chart:name="primary-x" chart:style-name="ch5" chartooo:axis-type="auto">
            <chart:title svg:x="8.011cm" svg:y="8.019cm" chart:style-name="ch6">
              <text:p>t (sec)</text:p>
            </chart:title>
            <chart:categories table:cell-range-address="earth.D1:earth.D1"/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5.522cm" chart:style-name="ch9">
              <text:p>v (m/s)</text:p>
            </chart:title>
            <chart:grid chart:style-name="ch7" chart:class="major"/>
          </chart:axis>
          <chart:series chart:style-name="ch10" chart:values-cell-range-address="earth.D2:earth.D25" chart:label-cell-address="earth.D1:earth.D1" chart:class="chart:scatter">
            <chart:domain table:cell-range-address="earth.A2:earth.A25"/>
            <chart:regression-curve chart:style-name="ch11">
              <chart:equation chart:display-equation="true" chart:display-r-square="true" chart:style-name="ch12"/>
            </chart:regression-curve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tot (m/s)</text:p>
                <draw:g>
                  <svg:desc>earth.D1:earth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tot (m/s)</text:p>
                <draw:g>
                  <svg:desc>earth.D1:earth.D1</svg:desc>
                </draw:g>
              </table:table-cell>
              <table:table-cell office:value-type="float" office:value="0">
                <text:p>0</text:p>
                <draw:g>
                  <svg:desc>earth.A2:earth.A25</svg:desc>
                </draw:g>
              </table:table-cell>
              <table:table-cell office:value-type="float" office:value="0">
                <text:p>0</text:p>
                <draw:g>
                  <svg:desc>earth.D2:earth.D25</svg:desc>
                </draw:g>
              </table:table-cell>
            </table:table-row>
            <table:table-row>
              <table:table-cell office:value-type="string"/>
              <table:table-cell office:value-type="float" office:value="0.121">
                <text:p>0.121</text:p>
              </table:table-cell>
              <table:table-cell office:value-type="float" office:value="1.1866">
                <text:p>1.1866</text:p>
              </table:table-cell>
            </table:table-row>
            <table:table-row>
              <table:table-cell office:value-type="string"/>
              <table:table-cell office:value-type="float" office:value="0.246">
                <text:p>0.246</text:p>
              </table:table-cell>
              <table:table-cell office:value-type="float" office:value="2.4124">
                <text:p>2.4124</text:p>
              </table:table-cell>
            </table:table-row>
            <table:table-row>
              <table:table-cell office:value-type="string"/>
              <table:table-cell office:value-type="float" office:value="0.371">
                <text:p>0.371</text:p>
              </table:table-cell>
              <table:table-cell office:value-type="float" office:value="3.6383">
                <text:p>3.6383</text:p>
              </table:table-cell>
            </table:table-row>
            <table:table-row>
              <table:table-cell office:value-type="string"/>
              <table:table-cell office:value-type="float" office:value="0.511">
                <text:p>0.511</text:p>
              </table:table-cell>
              <table:table-cell office:value-type="float" office:value="5.0112">
                <text:p>5.0112</text:p>
              </table:table-cell>
            </table:table-row>
            <table:table-row>
              <table:table-cell office:value-type="string"/>
              <table:table-cell office:value-type="float" office:value="0.622">
                <text:p>0.622</text:p>
              </table:table-cell>
              <table:table-cell office:value-type="float" office:value="6.0997">
                <text:p>6.0997</text:p>
              </table:table-cell>
            </table:table-row>
            <table:table-row>
              <table:table-cell office:value-type="string"/>
              <table:table-cell office:value-type="float" office:value="0.761">
                <text:p>0.761</text:p>
              </table:table-cell>
              <table:table-cell office:value-type="float" office:value="7.4629">
                <text:p>7.4629</text:p>
              </table:table-cell>
            </table:table-row>
            <table:table-row>
              <table:table-cell office:value-type="string"/>
              <table:table-cell office:value-type="float" office:value="0.87">
                <text:p>0.87</text:p>
              </table:table-cell>
              <table:table-cell office:value-type="float" office:value="8.5318">
                <text:p>8.5318</text:p>
              </table:table-cell>
            </table:table-row>
            <table:table-row>
              <table:table-cell office:value-type="string"/>
              <table:table-cell office:value-type="float" office:value="0.995">
                <text:p>0.995</text:p>
              </table:table-cell>
              <table:table-cell office:value-type="float" office:value="9.7576">
                <text:p>9.7576</text:p>
              </table:table-cell>
            </table:table-row>
            <table:table-row>
              <table:table-cell office:value-type="string"/>
              <table:table-cell office:value-type="float" office:value="1.12">
                <text:p>1.12</text:p>
              </table:table-cell>
              <table:table-cell office:value-type="float" office:value="10.9834">
                <text:p>10.9834</text:p>
              </table:table-cell>
            </table:table-row>
            <table:table-row>
              <table:table-cell office:value-type="string"/>
              <table:table-cell office:value-type="float" office:value="1.245">
                <text:p>1.245</text:p>
              </table:table-cell>
              <table:table-cell office:value-type="float" office:value="12.2093">
                <text:p>12.2093</text:p>
              </table:table-cell>
            </table:table-row>
            <table:table-row>
              <table:table-cell office:value-type="string"/>
              <table:table-cell office:value-type="float" office:value="1.386">
                <text:p>1.386</text:p>
              </table:table-cell>
              <table:table-cell office:value-type="float" office:value="13.592">
                <text:p>13.592</text:p>
              </table:table-cell>
            </table:table-row>
            <table:table-row>
              <table:table-cell office:value-type="string"/>
              <table:table-cell office:value-type="float" office:value="1.496">
                <text:p>1.496</text:p>
              </table:table-cell>
              <table:table-cell office:value-type="float" office:value="14.6707">
                <text:p>14.6707</text:p>
              </table:table-cell>
            </table:table-row>
            <table:table-row>
              <table:table-cell office:value-type="string"/>
              <table:table-cell office:value-type="float" office:value="1.623">
                <text:p>1.623</text:p>
              </table:table-cell>
              <table:table-cell office:value-type="float" office:value="15.9162">
                <text:p>15.9162</text:p>
              </table:table-cell>
            </table:table-row>
            <table:table-row>
              <table:table-cell office:value-type="string"/>
              <table:table-cell office:value-type="float" office:value="1.748">
                <text:p>1.748</text:p>
              </table:table-cell>
              <table:table-cell office:value-type="float" office:value="17.142">
                <text:p>17.142</text:p>
              </table:table-cell>
            </table:table-row>
            <table:table-row>
              <table:table-cell office:value-type="string"/>
              <table:table-cell office:value-type="float" office:value="1.87">
                <text:p>1.87</text:p>
              </table:table-cell>
              <table:table-cell office:value-type="float" office:value="18.3384">
                <text:p>18.3384</text:p>
              </table:table-cell>
            </table:table-row>
            <table:table-row>
              <table:table-cell office:value-type="string"/>
              <table:table-cell office:value-type="float" office:value="1.998">
                <text:p>1.998</text:p>
              </table:table-cell>
              <table:table-cell office:value-type="float" office:value="19.5937">
                <text:p>19.5937</text:p>
              </table:table-cell>
            </table:table-row>
            <table:table-row>
              <table:table-cell office:value-type="string"/>
              <table:table-cell office:value-type="float" office:value="2.122">
                <text:p>2.122</text:p>
              </table:table-cell>
              <table:table-cell office:value-type="float" office:value="20.8097">
                <text:p>20.8097</text:p>
              </table:table-cell>
            </table:table-row>
            <table:table-row>
              <table:table-cell office:value-type="string"/>
              <table:table-cell office:value-type="float" office:value="2.263">
                <text:p>2.263</text:p>
              </table:table-cell>
              <table:table-cell office:value-type="float" office:value="22.1924">
                <text:p>22.1924</text:p>
              </table:table-cell>
            </table:table-row>
            <table:table-row>
              <table:table-cell office:value-type="string"/>
              <table:table-cell office:value-type="float" office:value="2.386">
                <text:p>2.386</text:p>
              </table:table-cell>
              <table:table-cell office:value-type="float" office:value="23.3987">
                <text:p>23.3987</text:p>
              </table:table-cell>
            </table:table-row>
            <table:table-row>
              <table:table-cell office:value-type="string"/>
              <table:table-cell office:value-type="float" office:value="2.496">
                <text:p>2.496</text:p>
              </table:table-cell>
              <table:table-cell office:value-type="float" office:value="24.4774">
                <text:p>24.4774</text:p>
              </table:table-cell>
            </table:table-row>
            <table:table-row>
              <table:table-cell office:value-type="string"/>
              <table:table-cell office:value-type="float" office:value="2.62">
                <text:p>2.62</text:p>
              </table:table-cell>
              <table:table-cell office:value-type="float" office:value="25.6934">
                <text:p>25.6934</text:p>
              </table:table-cell>
            </table:table-row>
            <table:table-row>
              <table:table-cell office:value-type="string"/>
              <table:table-cell office:value-type="float" office:value="2.761">
                <text:p>2.761</text:p>
              </table:table-cell>
              <table:table-cell office:value-type="float" office:value="27.0762">
                <text:p>27.0762</text:p>
              </table:table-cell>
            </table:table-row>
            <table:table-row>
              <table:table-cell office:value-type="string"/>
              <table:table-cell office:value-type="float" office:value="2.87">
                <text:p>2.87</text:p>
              </table:table-cell>
              <table:table-cell office:value-type="float" office:value="28.1451">
                <text:p>28.1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 number:title="User-defined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2" style:family="chart" style:data-style-name="N112">
      <style:chart-properties loext:regression-x-name="t" loext:regression-y-name="v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7.11cm" svg:y="0.316cm" chart:style-name="ch2">
          <text:p>Free fall</text:p>
        </chart:title>
        <chart:subtitle svg:x="7.348cm" svg:y="1.275cm" chart:style-name="ch3">
          <text:p>Jupiter</text:p>
        </chart:subtitle>
        <chart:plot-area chart:style-name="ch4" table:cell-range-address="jupiter.D1:jupiter.D16 jupiter.A2:jupiter.A16" chart:data-source-has-labels="both" svg:x="1.331cm" svg:y="2.138cm" svg:width="14.349cm" svg:height="5.701cm">
          <chartooo:coordinate-region svg:x="1.952cm" svg:y="2.337cm" svg:width="13.634cm" svg:height="4.855cm"/>
          <chart:axis chart:dimension="x" chart:name="primary-x" chart:style-name="ch5" chartooo:axis-type="auto">
            <chart:title svg:x="8.011cm" svg:y="8.019cm" chart:style-name="ch6">
              <text:p>t (sec)</text:p>
            </chart:title>
            <chart:categories table:cell-range-address="jupiter.D1:jupiter.D1"/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5.522cm" chart:style-name="ch9">
              <text:p>v (m/s)</text:p>
            </chart:title>
            <chart:grid chart:style-name="ch7" chart:class="major"/>
          </chart:axis>
          <chart:series chart:style-name="ch10" chart:values-cell-range-address="jupiter.D2:jupiter.D16" chart:label-cell-address="jupiter.D1:jupiter.D1" chart:class="chart:scatter">
            <chart:domain table:cell-range-address="jupiter.A2:jupiter.A16"/>
            <chart:regression-curve chart:style-name="ch11">
              <chart:equation chart:display-equation="true" chart:display-r-square="true" chart:style-name="ch12"/>
            </chart:regression-curve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tot (m/s)</text:p>
                <draw:g>
                  <svg:desc>jupiter.D1:jupite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tot (m/s)</text:p>
                <draw:g>
                  <svg:desc>jupiter.D1:jupiter.D1</svg:desc>
                </draw:g>
              </table:table-cell>
              <table:table-cell office:value-type="float" office:value="0">
                <text:p>0</text:p>
                <draw:g>
                  <svg:desc>jupiter.A2:jupiter.A16</svg:desc>
                </draw:g>
              </table:table-cell>
              <table:table-cell office:value-type="float" office:value="0">
                <text:p>0</text:p>
                <draw:g>
                  <svg:desc>jupiter.D2:jupiter.D16</svg:desc>
                </draw:g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3.0991">
                <text:p>3.0991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6.1981">
                <text:p>6.1981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9.2972">
                <text:p>9.2972</text:p>
              </table:table-cell>
            </table:table-row>
            <table:table-row>
              <table:table-cell office:value-type="string"/>
              <table:table-cell office:value-type="float" office:value="0.485">
                <text:p>0.485</text:p>
              </table:table-cell>
              <table:table-cell office:value-type="float" office:value="12.0243">
                <text:p>12.0243</text:p>
              </table:table-cell>
            </table:table-row>
            <table:table-row>
              <table:table-cell office:value-type="string"/>
              <table:table-cell office:value-type="float" office:value="0.611">
                <text:p>0.611</text:p>
              </table:table-cell>
              <table:table-cell office:value-type="float" office:value="15.1482">
                <text:p>15.1482</text:p>
              </table:table-cell>
            </table:table-row>
            <table:table-row>
              <table:table-cell office:value-type="string"/>
              <table:table-cell office:value-type="float" office:value="0.737">
                <text:p>0.737</text:p>
              </table:table-cell>
              <table:table-cell office:value-type="float" office:value="18.272">
                <text:p>18.272</text:p>
              </table:table-cell>
            </table:table-row>
            <table:table-row>
              <table:table-cell office:value-type="string"/>
              <table:table-cell office:value-type="float" office:value="0.875">
                <text:p>0.875</text:p>
              </table:table-cell>
              <table:table-cell office:value-type="float" office:value="21.6933">
                <text:p>21.6933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4.7924">
                <text:p>24.7924</text:p>
              </table:table-cell>
            </table:table-row>
            <table:table-row>
              <table:table-cell office:value-type="string"/>
              <table:table-cell office:value-type="float" office:value="1.112">
                <text:p>1.112</text:p>
              </table:table-cell>
              <table:table-cell office:value-type="float" office:value="27.5691">
                <text:p>27.5691</text:p>
              </table:table-cell>
            </table:table-row>
            <table:table-row>
              <table:table-cell office:value-type="string"/>
              <table:table-cell office:value-type="float" office:value="1.235">
                <text:p>1.235</text:p>
              </table:table-cell>
              <table:table-cell office:value-type="float" office:value="30.6186">
                <text:p>30.6186</text:p>
              </table:table-cell>
            </table:table-row>
            <table:table-row>
              <table:table-cell office:value-type="string"/>
              <table:table-cell office:value-type="float" office:value="1.361">
                <text:p>1.361</text:p>
              </table:table-cell>
              <table:table-cell office:value-type="float" office:value="33.7425">
                <text:p>33.7425</text:p>
              </table:table-cell>
            </table:table-row>
            <table:table-row>
              <table:table-cell office:value-type="string"/>
              <table:table-cell office:value-type="float" office:value="1.486">
                <text:p>1.486</text:p>
              </table:table-cell>
              <table:table-cell office:value-type="float" office:value="36.8415">
                <text:p>36.8415</text:p>
              </table:table-cell>
            </table:table-row>
            <table:table-row>
              <table:table-cell office:value-type="string"/>
              <table:table-cell office:value-type="float" office:value="1.625">
                <text:p>1.625</text:p>
              </table:table-cell>
              <table:table-cell office:value-type="float" office:value="40.2876">
                <text:p>40.2876</text:p>
              </table:table-cell>
            </table:table-row>
            <table:table-row>
              <table:table-cell office:value-type="string"/>
              <table:table-cell office:value-type="float" office:value="1.75">
                <text:p>1.75</text:p>
              </table:table-cell>
              <table:table-cell office:value-type="float" office:value="43.3867">
                <text:p>43.38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 number:title="User-defined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2" style:family="chart" style:data-style-name="N112">
      <style:chart-properties loext:regression-x-name="t" loext:regression-y-name="v(t)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" chart:style-name="ch1">
        <chart:title svg:x="7.11cm" svg:y="0.316cm" chart:style-name="ch2">
          <text:p>Free fall</text:p>
        </chart:title>
        <chart:subtitle svg:x="7.493cm" svg:y="1.275cm" chart:style-name="ch3">
          <text:p>Mars</text:p>
        </chart:subtitle>
        <chart:plot-area chart:style-name="ch4" table:cell-range-address="mars.D1:mars.D39 mars.A2:mars.A39" chart:data-source-has-labels="both" svg:x="1.331cm" svg:y="2.138cm" svg:width="14.349cm" svg:height="5.701cm">
          <chartooo:coordinate-region svg:x="1.767cm" svg:y="2.337cm" svg:width="13.634cm" svg:height="4.855cm"/>
          <chart:axis chart:dimension="x" chart:name="primary-x" chart:style-name="ch5" chartooo:axis-type="auto">
            <chart:title svg:x="8.011cm" svg:y="8.019cm" chart:style-name="ch6">
              <text:p>t (sec)</text:p>
            </chart:title>
            <chart:categories table:cell-range-address="mars.D1:mars.D1"/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5.522cm" chart:style-name="ch9">
              <text:p>v (m/s)</text:p>
            </chart:title>
            <chart:grid chart:style-name="ch7" chart:class="major"/>
          </chart:axis>
          <chart:series chart:style-name="ch10" chart:values-cell-range-address="mars.D2:mars.D39" chart:label-cell-address="mars.D2:mars.D2" chart:class="chart:scatter">
            <chart:domain table:cell-range-address="mars.A2:mars.A39"/>
            <chart:regression-curve chart:style-name="ch11">
              <chart:equation chart:display-equation="true" chart:display-r-square="true" chart:style-name="ch12"/>
            </chart:regression-curve>
            <chart:data-point chart:repeated="8"/>
            <chart:data-point chart:style-name="ch13"/>
            <chart:data-point chart:repeated="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mars.D2:mar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tot (m/s)</text:p>
                <draw:g>
                  <svg:desc>mars.D1:mars.D1</svg:desc>
                </draw:g>
              </table:table-cell>
              <table:table-cell office:value-type="float" office:value="0">
                <text:p>0</text:p>
                <draw:g>
                  <svg:desc>mars.A2:mars.A39</svg:desc>
                </draw:g>
              </table:table-cell>
              <table:table-cell office:value-type="float" office:value="0">
                <text:p>0</text:p>
                <draw:g>
                  <svg:desc>mars.D2:mars.D39</svg:desc>
                </draw:g>
              </table:table-cell>
            </table:table-row>
            <table:table-row>
              <table:table-cell office:value-type="string"/>
              <table:table-cell office:value-type="float" office:value="0.108">
                <text:p>0.108</text:p>
              </table:table-cell>
              <table:table-cell office:value-type="float" office:value="0.4026">
                <text:p>0.4026</text:p>
              </table:table-cell>
            </table:table-row>
            <table:table-row>
              <table:table-cell office:value-type="string"/>
              <table:table-cell office:value-type="float" office:value="0.248">
                <text:p>0.248</text:p>
              </table:table-cell>
              <table:table-cell office:value-type="float" office:value="0.9245">
                <text:p>0.9245</text:p>
              </table:table-cell>
            </table:table-row>
            <table:table-row>
              <table:table-cell office:value-type="string"/>
              <table:table-cell office:value-type="float" office:value="0.358">
                <text:p>0.358</text:p>
              </table:table-cell>
              <table:table-cell office:value-type="float" office:value="1.3346">
                <text:p>1.3346</text:p>
              </table:table-cell>
            </table:table-row>
            <table:table-row>
              <table:table-cell office:value-type="string"/>
              <table:table-cell office:value-type="float" office:value="0.499">
                <text:p>0.499</text:p>
              </table:table-cell>
              <table:table-cell office:value-type="float" office:value="1.8602">
                <text:p>1.8602</text:p>
              </table:table-cell>
            </table:table-row>
            <table:table-row>
              <table:table-cell office:value-type="string"/>
              <table:table-cell office:value-type="float" office:value="0.61">
                <text:p>0.61</text:p>
              </table:table-cell>
              <table:table-cell office:value-type="float" office:value="2.274">
                <text:p>2.274</text:p>
              </table:table-cell>
            </table:table-row>
            <table:table-row>
              <table:table-cell office:value-type="string"/>
              <table:table-cell office:value-type="float" office:value="0.764">
                <text:p>0.764</text:p>
              </table:table-cell>
              <table:table-cell office:value-type="float" office:value="2.8481">
                <text:p>2.8481</text:p>
              </table:table-cell>
            </table:table-row>
            <table:table-row>
              <table:table-cell office:value-type="string"/>
              <table:table-cell office:value-type="float" office:value="0.908">
                <text:p>0.908</text:p>
              </table:table-cell>
              <table:table-cell office:value-type="float" office:value="3.3849">
                <text:p>3.3849</text:p>
              </table:table-cell>
            </table:table-row>
            <table:table-row>
              <table:table-cell office:value-type="string"/>
              <table:table-cell office:value-type="float" office:value="1.029">
                <text:p>1.029</text:p>
              </table:table-cell>
              <table:table-cell office:value-type="float" office:value="3.836">
                <text:p>3.836</text:p>
              </table:table-cell>
            </table:table-row>
            <table:table-row>
              <table:table-cell office:value-type="string"/>
              <table:table-cell office:value-type="float" office:value="1.156">
                <text:p>1.156</text:p>
              </table:table-cell>
              <table:table-cell office:value-type="float" office:value="4.3095">
                <text:p>4.3095</text:p>
              </table:table-cell>
            </table:table-row>
            <table:table-row>
              <table:table-cell office:value-type="string"/>
              <table:table-cell office:value-type="float" office:value="1.279">
                <text:p>1.279</text:p>
              </table:table-cell>
              <table:table-cell office:value-type="float" office:value="4.768">
                <text:p>4.768</text:p>
              </table:table-cell>
            </table:table-row>
            <table:table-row>
              <table:table-cell office:value-type="string"/>
              <table:table-cell office:value-type="float" office:value="1.407">
                <text:p>1.407</text:p>
              </table:table-cell>
              <table:table-cell office:value-type="float" office:value="5.2452">
                <text:p>5.2452</text:p>
              </table:table-cell>
            </table:table-row>
            <table:table-row>
              <table:table-cell office:value-type="string"/>
              <table:table-cell office:value-type="float" office:value="1.531">
                <text:p>1.531</text:p>
              </table:table-cell>
              <table:table-cell office:value-type="float" office:value="5.7074">
                <text:p>5.7074</text:p>
              </table:table-cell>
            </table:table-row>
            <table:table-row>
              <table:table-cell office:value-type="string"/>
              <table:table-cell office:value-type="float" office:value="1.654">
                <text:p>1.654</text:p>
              </table:table-cell>
              <table:table-cell office:value-type="float" office:value="6.1659">
                <text:p>6.1659</text:p>
              </table:table-cell>
            </table:table-row>
            <table:table-row>
              <table:table-cell office:value-type="string"/>
              <table:table-cell office:value-type="float" office:value="1.779">
                <text:p>1.779</text:p>
              </table:table-cell>
              <table:table-cell office:value-type="float" office:value="6.6319">
                <text:p>6.6319</text:p>
              </table:table-cell>
            </table:table-row>
            <table:table-row>
              <table:table-cell office:value-type="string"/>
              <table:table-cell office:value-type="float" office:value="1.905">
                <text:p>1.905</text:p>
              </table:table-cell>
              <table:table-cell office:value-type="float" office:value="7.1016">
                <text:p>7.1016</text:p>
              </table:table-cell>
            </table:table-row>
            <table:table-row>
              <table:table-cell office:value-type="string"/>
              <table:table-cell office:value-type="float" office:value="2.03">
                <text:p>2.03</text:p>
              </table:table-cell>
              <table:table-cell office:value-type="float" office:value="7.5676">
                <text:p>7.5676</text:p>
              </table:table-cell>
            </table:table-row>
            <table:table-row>
              <table:table-cell office:value-type="string"/>
              <table:table-cell office:value-type="float" office:value="2.154">
                <text:p>2.154</text:p>
              </table:table-cell>
              <table:table-cell office:value-type="float" office:value="8.0299">
                <text:p>8.0299</text:p>
              </table:table-cell>
            </table:table-row>
            <table:table-row>
              <table:table-cell office:value-type="string"/>
              <table:table-cell office:value-type="float" office:value="2.295">
                <text:p>2.295</text:p>
              </table:table-cell>
              <table:table-cell office:value-type="float" office:value="8.5555">
                <text:p>8.5555</text:p>
              </table:table-cell>
            </table:table-row>
            <table:table-row>
              <table:table-cell office:value-type="string"/>
              <table:table-cell office:value-type="float" office:value="2.407">
                <text:p>2.407</text:p>
              </table:table-cell>
              <table:table-cell office:value-type="float" office:value="8.9731">
                <text:p>8.9731</text:p>
              </table:table-cell>
            </table:table-row>
            <table:table-row>
              <table:table-cell office:value-type="string"/>
              <table:table-cell office:value-type="float" office:value="2.529">
                <text:p>2.529</text:p>
              </table:table-cell>
              <table:table-cell office:value-type="float" office:value="9.4279">
                <text:p>9.4279</text:p>
              </table:table-cell>
            </table:table-row>
            <table:table-row>
              <table:table-cell office:value-type="string"/>
              <table:table-cell office:value-type="float" office:value="2.655">
                <text:p>2.655</text:p>
              </table:table-cell>
              <table:table-cell office:value-type="float" office:value="9.8976">
                <text:p>9.8976</text:p>
              </table:table-cell>
            </table:table-row>
            <table:table-row>
              <table:table-cell office:value-type="string"/>
              <table:table-cell office:value-type="float" office:value="2.779">
                <text:p>2.779</text:p>
              </table:table-cell>
              <table:table-cell office:value-type="float" office:value="10.3598">
                <text:p>10.3598</text:p>
              </table:table-cell>
            </table:table-row>
            <table:table-row>
              <table:table-cell office:value-type="string"/>
              <table:table-cell office:value-type="float" office:value="2.904">
                <text:p>2.904</text:p>
              </table:table-cell>
              <table:table-cell office:value-type="float" office:value="10.8258">
                <text:p>10.8258</text:p>
              </table:table-cell>
            </table:table-row>
            <table:table-row>
              <table:table-cell office:value-type="string"/>
              <table:table-cell office:value-type="float" office:value="3.045">
                <text:p>3.045</text:p>
              </table:table-cell>
              <table:table-cell office:value-type="float" office:value="11.3515">
                <text:p>11.3515</text:p>
              </table:table-cell>
            </table:table-row>
            <table:table-row>
              <table:table-cell office:value-type="string"/>
              <table:table-cell office:value-type="float" office:value="3.155">
                <text:p>3.155</text:p>
              </table:table-cell>
              <table:table-cell office:value-type="float" office:value="11.7615">
                <text:p>11.7615</text:p>
              </table:table-cell>
            </table:table-row>
            <table:table-row>
              <table:table-cell office:value-type="string"/>
              <table:table-cell office:value-type="float" office:value="3.279">
                <text:p>3.279</text:p>
              </table:table-cell>
              <table:table-cell office:value-type="float" office:value="12.2238">
                <text:p>12.2238</text:p>
              </table:table-cell>
            </table:table-row>
            <table:table-row>
              <table:table-cell office:value-type="string"/>
              <table:table-cell office:value-type="float" office:value="3.404">
                <text:p>3.404</text:p>
              </table:table-cell>
              <table:table-cell office:value-type="float" office:value="12.6898">
                <text:p>12.6898</text:p>
              </table:table-cell>
            </table:table-row>
            <table:table-row>
              <table:table-cell office:value-type="string"/>
              <table:table-cell office:value-type="float" office:value="3.529">
                <text:p>3.529</text:p>
              </table:table-cell>
              <table:table-cell office:value-type="float" office:value="13.1558">
                <text:p>13.1558</text:p>
              </table:table-cell>
            </table:table-row>
            <table:table-row>
              <table:table-cell office:value-type="string"/>
              <table:table-cell office:value-type="float" office:value="3.656">
                <text:p>3.656</text:p>
              </table:table-cell>
              <table:table-cell office:value-type="float" office:value="13.6292">
                <text:p>13.6292</text:p>
              </table:table-cell>
            </table:table-row>
            <table:table-row>
              <table:table-cell office:value-type="string"/>
              <table:table-cell office:value-type="float" office:value="3.78">
                <text:p>3.78</text:p>
              </table:table-cell>
              <table:table-cell office:value-type="float" office:value="14.0915">
                <text:p>14.0915</text:p>
              </table:table-cell>
            </table:table-row>
            <table:table-row>
              <table:table-cell office:value-type="string"/>
              <table:table-cell office:value-type="float" office:value="3.904">
                <text:p>3.904</text:p>
              </table:table-cell>
              <table:table-cell office:value-type="float" office:value="14.5537">
                <text:p>14.5537</text:p>
              </table:table-cell>
            </table:table-row>
            <table:table-row>
              <table:table-cell office:value-type="string"/>
              <table:table-cell office:value-type="float" office:value="4.045">
                <text:p>4.045</text:p>
              </table:table-cell>
              <table:table-cell office:value-type="float" office:value="15.0794">
                <text:p>15.0794</text:p>
              </table:table-cell>
            </table:table-row>
            <table:table-row>
              <table:table-cell office:value-type="string"/>
              <table:table-cell office:value-type="float" office:value="4.17">
                <text:p>4.17</text:p>
              </table:table-cell>
              <table:table-cell office:value-type="float" office:value="15.5453">
                <text:p>15.5453</text:p>
              </table:table-cell>
            </table:table-row>
            <table:table-row>
              <table:table-cell office:value-type="string"/>
              <table:table-cell office:value-type="float" office:value="4.282">
                <text:p>4.282</text:p>
              </table:table-cell>
              <table:table-cell office:value-type="float" office:value="15.9629">
                <text:p>15.9629</text:p>
              </table:table-cell>
            </table:table-row>
            <table:table-row>
              <table:table-cell office:value-type="string"/>
              <table:table-cell office:value-type="float" office:value="4.375">
                <text:p>4.375</text:p>
              </table:table-cell>
              <table:table-cell office:value-type="float" office:value="16.3096">
                <text:p>16.3096</text:p>
              </table:table-cell>
            </table:table-row>
            <table:table-row>
              <table:table-cell office:value-type="string"/>
              <table:table-cell office:value-type="float" office:value="4.532">
                <text:p>4.532</text:p>
              </table:table-cell>
              <table:table-cell office:value-type="float" office:value="16.8948">
                <text:p>16.8948</text:p>
              </table:table-cell>
            </table:table-row>
            <table:table-row>
              <table:table-cell office:value-type="string"/>
              <table:table-cell office:value-type="float" office:value="4.654">
                <text:p>4.654</text:p>
              </table:table-cell>
              <table:table-cell office:value-type="float" office:value="17.3496">
                <text:p>17.34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 number:title="User-defined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2" style:family="chart" style:data-style-name="N112">
      <style:chart-properties loext:regression-x-name="t" loext:regression-y-name="v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7.11cm" svg:y="0.316cm" chart:style-name="ch2">
          <text:p>Free fall</text:p>
        </chart:title>
        <chart:subtitle svg:x="7.453cm" svg:y="1.275cm" chart:style-name="ch3">
          <text:p>Moon</text:p>
        </chart:subtitle>
        <chart:plot-area chart:style-name="ch4" table:cell-range-address="moon.D1:moon.D59 moon.A2:moon.A59" chart:data-source-has-labels="both" svg:x="1.331cm" svg:y="2.138cm" svg:width="14.349cm" svg:height="5.701cm">
          <chartooo:coordinate-region svg:x="1.767cm" svg:y="2.338cm" svg:width="13.634cm" svg:height="4.854cm"/>
          <chart:axis chart:dimension="x" chart:name="primary-x" chart:style-name="ch5" chartooo:axis-type="auto">
            <chart:title svg:x="8.011cm" svg:y="8.019cm" chart:style-name="ch6">
              <text:p>t (sec)</text:p>
            </chart:title>
            <chart:categories table:cell-range-address="moon.D1:moon.D1"/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5.522cm" chart:style-name="ch9">
              <text:p>v (m/s)</text:p>
            </chart:title>
            <chart:grid chart:style-name="ch7" chart:class="major"/>
          </chart:axis>
          <chart:series chart:style-name="ch10" chart:values-cell-range-address="moon.D2:moon.D59" chart:label-cell-address="moon.D1:moon.D1" chart:class="chart:scatter">
            <chart:domain table:cell-range-address="moon.A2:moon.A59"/>
            <chart:regression-curve chart:style-name="ch11">
              <chart:equation chart:display-equation="true" chart:display-r-square="true" chart:style-name="ch12"/>
            </chart:regression-curve>
            <chart:data-point chart:repeated="5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tot (m/s)</text:p>
                <draw:g>
                  <svg:desc>moon.D1:mo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tot (m/s)</text:p>
                <draw:g>
                  <svg:desc>moon.D1:moon.D1</svg:desc>
                </draw:g>
              </table:table-cell>
              <table:table-cell office:value-type="float" office:value="0">
                <text:p>0</text:p>
                <draw:g>
                  <svg:desc>moon.A2:moon.A59</svg:desc>
                </draw:g>
              </table:table-cell>
              <table:table-cell office:value-type="float" office:value="0">
                <text:p>0</text:p>
                <draw:g>
                  <svg:desc>moon.D2:moon.D59</svg:desc>
                </draw:g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0.2031">
                <text:p>0.2031</text:p>
              </table:table-cell>
            </table:table-row>
            <table:table-row>
              <table:table-cell office:value-type="string"/>
              <table:table-cell office:value-type="float" office:value="0.267">
                <text:p>0.267</text:p>
              </table:table-cell>
              <table:table-cell office:value-type="float" office:value="0.4338">
                <text:p>0.4338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0.6093">
                <text:p>0.6093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8124">
                <text:p>0.8124</text:p>
              </table:table-cell>
            </table:table-row>
            <table:table-row>
              <table:table-cell office:value-type="string"/>
              <table:table-cell office:value-type="float" office:value="0.625">
                <text:p>0.625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1.2185">
                <text:p>1.2185</text:p>
              </table:table-cell>
            </table:table-row>
            <table:table-row>
              <table:table-cell office:value-type="string"/>
              <table:table-cell office:value-type="float" office:value="0.875">
                <text:p>0.875</text:p>
              </table:table-cell>
              <table:table-cell office:value-type="float" office:value="1.4216">
                <text:p>1.4216</text:p>
              </table:table-cell>
            </table:table-row>
            <table:table-row>
              <table:table-cell office:value-type="string"/>
              <table:table-cell office:value-type="float" office:value="1.016">
                <text:p>1.016</text:p>
              </table:table-cell>
              <table:table-cell office:value-type="float" office:value="1.6507">
                <text:p>1.6507</text:p>
              </table:table-cell>
            </table:table-row>
            <table:table-row>
              <table:table-cell office:value-type="string"/>
              <table:table-cell office:value-type="float" office:value="1.125">
                <text:p>1.125</text:p>
              </table:table-cell>
              <table:table-cell office:value-type="float" office:value="1.8278">
                <text:p>1.8278</text:p>
              </table:table-cell>
            </table:table-row>
            <table:table-row>
              <table:table-cell office:value-type="string"/>
              <table:table-cell office:value-type="float" office:value="1.25">
                <text:p>1.25</text:p>
              </table:table-cell>
              <table:table-cell office:value-type="float" office:value="2.0309">
                <text:p>2.0309</text:p>
              </table:table-cell>
            </table:table-row>
            <table:table-row>
              <table:table-cell office:value-type="string"/>
              <table:table-cell office:value-type="float" office:value="1.375">
                <text:p>1.375</text:p>
              </table:table-cell>
              <table:table-cell office:value-type="float" office:value="2.234">
                <text:p>2.234</text:p>
              </table:table-cell>
            </table:table-row>
            <table:table-row>
              <table:table-cell office:value-type="string"/>
              <table:table-cell office:value-type="float" office:value="1.501">
                <text:p>1.501</text:p>
              </table:table-cell>
              <table:table-cell office:value-type="float" office:value="2.4387">
                <text:p>2.4387</text:p>
              </table:table-cell>
            </table:table-row>
            <table:table-row>
              <table:table-cell office:value-type="string"/>
              <table:table-cell office:value-type="float" office:value="1.643">
                <text:p>1.643</text:p>
              </table:table-cell>
              <table:table-cell office:value-type="float" office:value="2.6694">
                <text:p>2.6694</text:p>
              </table:table-cell>
            </table:table-row>
            <table:table-row>
              <table:table-cell office:value-type="string"/>
              <table:table-cell office:value-type="float" office:value="1.751">
                <text:p>1.751</text:p>
              </table:table-cell>
              <table:table-cell office:value-type="float" office:value="2.8448">
                <text:p>2.8448</text:p>
              </table:table-cell>
            </table:table-row>
            <table:table-row>
              <table:table-cell office:value-type="string"/>
              <table:table-cell office:value-type="float" office:value="1.877">
                <text:p>1.877</text:p>
              </table:table-cell>
              <table:table-cell office:value-type="float" office:value="3.0496">
                <text:p>3.0496</text:p>
              </table:table-cell>
            </table:table-row>
            <table:table-row>
              <table:table-cell office:value-type="string"/>
              <table:table-cell office:value-type="float" office:value="2.018">
                <text:p>2.018</text:p>
              </table:table-cell>
              <table:table-cell office:value-type="float" office:value="3.2786">
                <text:p>3.2786</text:p>
              </table:table-cell>
            </table:table-row>
            <table:table-row>
              <table:table-cell office:value-type="string"/>
              <table:table-cell office:value-type="float" office:value="2.127">
                <text:p>2.127</text:p>
              </table:table-cell>
              <table:table-cell office:value-type="float" office:value="3.4557">
                <text:p>3.4557</text:p>
              </table:table-cell>
            </table:table-row>
            <table:table-row>
              <table:table-cell office:value-type="string"/>
              <table:table-cell office:value-type="float" office:value="2.266">
                <text:p>2.266</text:p>
              </table:table-cell>
              <table:table-cell office:value-type="float" office:value="3.6816">
                <text:p>3.6816</text:p>
              </table:table-cell>
            </table:table-row>
            <table:table-row>
              <table:table-cell office:value-type="string"/>
              <table:table-cell office:value-type="float" office:value="2.393">
                <text:p>2.393</text:p>
              </table:table-cell>
              <table:table-cell office:value-type="float" office:value="3.8879">
                <text:p>3.8879</text:p>
              </table:table-cell>
            </table:table-row>
            <table:table-row>
              <table:table-cell office:value-type="string"/>
              <table:table-cell office:value-type="float" office:value="2.501">
                <text:p>2.501</text:p>
              </table:table-cell>
              <table:table-cell office:value-type="float" office:value="4.0634">
                <text:p>4.0634</text:p>
              </table:table-cell>
            </table:table-row>
            <table:table-row>
              <table:table-cell office:value-type="string"/>
              <table:table-cell office:value-type="float" office:value="2.641">
                <text:p>2.641</text:p>
              </table:table-cell>
              <table:table-cell office:value-type="float" office:value="4.2908">
                <text:p>4.2908</text:p>
              </table:table-cell>
            </table:table-row>
            <table:table-row>
              <table:table-cell office:value-type="string"/>
              <table:table-cell office:value-type="float" office:value="2.75">
                <text:p>2.75</text:p>
              </table:table-cell>
              <table:table-cell office:value-type="float" office:value="4.4679">
                <text:p>4.4679</text:p>
              </table:table-cell>
            </table:table-row>
            <table:table-row>
              <table:table-cell office:value-type="string"/>
              <table:table-cell office:value-type="float" office:value="2.875">
                <text:p>2.875</text:p>
              </table:table-cell>
              <table:table-cell office:value-type="float" office:value="4.671">
                <text:p>4.671</text:p>
              </table:table-cell>
            </table:table-row>
            <table:table-row>
              <table:table-cell office:value-type="string"/>
              <table:table-cell office:value-type="float" office:value="3.016">
                <text:p>3.016</text:p>
              </table:table-cell>
              <table:table-cell office:value-type="float" office:value="4.9001">
                <text:p>4.9001</text:p>
              </table:table-cell>
            </table:table-row>
            <table:table-row>
              <table:table-cell office:value-type="string"/>
              <table:table-cell office:value-type="float" office:value="3.125">
                <text:p>3.125</text:p>
              </table:table-cell>
              <table:table-cell office:value-type="float" office:value="5.0772">
                <text:p>5.0772</text:p>
              </table:table-cell>
            </table:table-row>
            <table:table-row>
              <table:table-cell office:value-type="string"/>
              <table:table-cell office:value-type="float" office:value="3.266">
                <text:p>3.266</text:p>
              </table:table-cell>
              <table:table-cell office:value-type="float" office:value="5.3063">
                <text:p>5.3063</text:p>
              </table:table-cell>
            </table:table-row>
            <table:table-row>
              <table:table-cell office:value-type="string"/>
              <table:table-cell office:value-type="float" office:value="3.391">
                <text:p>3.391</text:p>
              </table:table-cell>
              <table:table-cell office:value-type="float" office:value="5.5094">
                <text:p>5.5094</text:p>
              </table:table-cell>
            </table:table-row>
            <table:table-row>
              <table:table-cell office:value-type="string"/>
              <table:table-cell office:value-type="float" office:value="3.502">
                <text:p>3.502</text:p>
              </table:table-cell>
              <table:table-cell office:value-type="float" office:value="5.6897">
                <text:p>5.6897</text:p>
              </table:table-cell>
            </table:table-row>
            <table:table-row>
              <table:table-cell office:value-type="string"/>
              <table:table-cell office:value-type="float" office:value="3.641">
                <text:p>3.641</text:p>
              </table:table-cell>
              <table:table-cell office:value-type="float" office:value="5.9155">
                <text:p>5.9155</text:p>
              </table:table-cell>
            </table:table-row>
            <table:table-row>
              <table:table-cell office:value-type="string"/>
              <table:table-cell office:value-type="float" office:value="3.75">
                <text:p>3.75</text:p>
              </table:table-cell>
              <table:table-cell office:value-type="float" office:value="6.0926">
                <text:p>6.0926</text:p>
              </table:table-cell>
            </table:table-row>
            <table:table-row>
              <table:table-cell office:value-type="string"/>
              <table:table-cell office:value-type="float" office:value="3.875">
                <text:p>3.875</text:p>
              </table:table-cell>
              <table:table-cell office:value-type="float" office:value="6.2957">
                <text:p>6.2957</text:p>
              </table:table-cell>
            </table:table-row>
            <table:table-row>
              <table:table-cell office:value-type="string"/>
              <table:table-cell office:value-type="float" office:value="4.016">
                <text:p>4.016</text:p>
              </table:table-cell>
              <table:table-cell office:value-type="float" office:value="6.5248">
                <text:p>6.5248</text:p>
              </table:table-cell>
            </table:table-row>
            <table:table-row>
              <table:table-cell office:value-type="string"/>
              <table:table-cell office:value-type="float" office:value="4.141">
                <text:p>4.141</text:p>
              </table:table-cell>
              <table:table-cell office:value-type="float" office:value="6.7279">
                <text:p>6.7279</text:p>
              </table:table-cell>
            </table:table-row>
            <table:table-row>
              <table:table-cell office:value-type="string"/>
              <table:table-cell office:value-type="float" office:value="4.25">
                <text:p>4.25</text:p>
              </table:table-cell>
              <table:table-cell office:value-type="float" office:value="6.905">
                <text:p>6.905</text:p>
              </table:table-cell>
            </table:table-row>
            <table:table-row>
              <table:table-cell office:value-type="string"/>
              <table:table-cell office:value-type="float" office:value="4.375">
                <text:p>4.375</text:p>
              </table:table-cell>
              <table:table-cell office:value-type="float" office:value="7.1081">
                <text:p>7.1081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7.3112">
                <text:p>7.3112</text:p>
              </table:table-cell>
            </table:table-row>
            <table:table-row>
              <table:table-cell office:value-type="string"/>
              <table:table-cell office:value-type="float" office:value="4.625">
                <text:p>4.625</text:p>
              </table:table-cell>
              <table:table-cell office:value-type="float" office:value="7.5142">
                <text:p>7.5142</text:p>
              </table:table-cell>
            </table:table-row>
            <table:table-row>
              <table:table-cell office:value-type="string"/>
              <table:table-cell office:value-type="float" office:value="4.75">
                <text:p>4.75</text:p>
              </table:table-cell>
              <table:table-cell office:value-type="float" office:value="7.7173">
                <text:p>7.7173</text:p>
              </table:table-cell>
            </table:table-row>
            <table:table-row>
              <table:table-cell office:value-type="string"/>
              <table:table-cell office:value-type="float" office:value="4.875">
                <text:p>4.875</text:p>
              </table:table-cell>
              <table:table-cell office:value-type="float" office:value="7.9204">
                <text:p>7.920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8.1235">
                <text:p>8.1235</text:p>
              </table:table-cell>
            </table:table-row>
            <table:table-row>
              <table:table-cell office:value-type="string"/>
              <table:table-cell office:value-type="float" office:value="5.142">
                <text:p>5.142</text:p>
              </table:table-cell>
              <table:table-cell office:value-type="float" office:value="8.3542">
                <text:p>8.3542</text:p>
              </table:table-cell>
            </table:table-row>
            <table:table-row>
              <table:table-cell office:value-type="string"/>
              <table:table-cell office:value-type="float" office:value="5.25">
                <text:p>5.25</text:p>
              </table:table-cell>
              <table:table-cell office:value-type="float" office:value="8.5297">
                <text:p>8.5297</text:p>
              </table:table-cell>
            </table:table-row>
            <table:table-row>
              <table:table-cell office:value-type="string"/>
              <table:table-cell office:value-type="float" office:value="5.377">
                <text:p>5.377</text:p>
              </table:table-cell>
              <table:table-cell office:value-type="float" office:value="8.736">
                <text:p>8.736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8.9359">
                <text:p>8.9359</text:p>
              </table:table-cell>
            </table:table-row>
            <table:table-row>
              <table:table-cell office:value-type="string"/>
              <table:table-cell office:value-type="float" office:value="5.625">
                <text:p>5.625</text:p>
              </table:table-cell>
              <table:table-cell office:value-type="float" office:value="9.1389">
                <text:p>9.1389</text:p>
              </table:table-cell>
            </table:table-row>
            <table:table-row>
              <table:table-cell office:value-type="string"/>
              <table:table-cell office:value-type="float" office:value="5.752">
                <text:p>5.752</text:p>
              </table:table-cell>
              <table:table-cell office:value-type="float" office:value="9.3453">
                <text:p>9.3453</text:p>
              </table:table-cell>
            </table:table-row>
            <table:table-row>
              <table:table-cell office:value-type="string"/>
              <table:table-cell office:value-type="float" office:value="5.875">
                <text:p>5.875</text:p>
              </table:table-cell>
              <table:table-cell office:value-type="float" office:value="9.5451">
                <text:p>9.545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9.7482">
                <text:p>9.7482</text:p>
              </table:table-cell>
            </table:table-row>
            <table:table-row>
              <table:table-cell office:value-type="string"/>
              <table:table-cell office:value-type="float" office:value="6.125">
                <text:p>6.125</text:p>
              </table:table-cell>
              <table:table-cell office:value-type="float" office:value="9.9513">
                <text:p>9.9513</text:p>
              </table:table-cell>
            </table:table-row>
            <table:table-row>
              <table:table-cell office:value-type="string"/>
              <table:table-cell office:value-type="float" office:value="6.253">
                <text:p>6.253</text:p>
              </table:table-cell>
              <table:table-cell office:value-type="float" office:value="10.1592">
                <text:p>10.1592</text:p>
              </table:table-cell>
            </table:table-row>
            <table:table-row>
              <table:table-cell office:value-type="string"/>
              <table:table-cell office:value-type="float" office:value="6.391">
                <text:p>6.391</text:p>
              </table:table-cell>
              <table:table-cell office:value-type="float" office:value="10.3835">
                <text:p>10.3835</text:p>
              </table:table-cell>
            </table:table-row>
            <table:table-row>
              <table:table-cell office:value-type="string"/>
              <table:table-cell office:value-type="float" office:value="6.501">
                <text:p>6.501</text:p>
              </table:table-cell>
              <table:table-cell office:value-type="float" office:value="10.5622">
                <text:p>10.5622</text:p>
              </table:table-cell>
            </table:table-row>
            <table:table-row>
              <table:table-cell office:value-type="string"/>
              <table:table-cell office:value-type="float" office:value="6.641">
                <text:p>6.641</text:p>
              </table:table-cell>
              <table:table-cell office:value-type="float" office:value="10.7896">
                <text:p>10.7896</text:p>
              </table:table-cell>
            </table:table-row>
            <table:table-row>
              <table:table-cell office:value-type="string"/>
              <table:table-cell office:value-type="float" office:value="6.75">
                <text:p>6.75</text:p>
              </table:table-cell>
              <table:table-cell office:value-type="float" office:value="10.9667">
                <text:p>10.9667</text:p>
              </table:table-cell>
            </table:table-row>
            <table:table-row>
              <table:table-cell office:value-type="string"/>
              <table:table-cell office:value-type="float" office:value="6.875">
                <text:p>6.875</text:p>
              </table:table-cell>
              <table:table-cell office:value-type="float" office:value="11.1698">
                <text:p>11.169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1.3729">
                <text:p>11.3729</text:p>
              </table:table-cell>
            </table:table-row>
            <table:table-row>
              <table:table-cell office:value-type="string"/>
              <table:table-cell office:value-type="float" office:value="7.125">
                <text:p>7.125</text:p>
              </table:table-cell>
              <table:table-cell office:value-type="float" office:value="11.576">
                <text:p>11.5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 number:title="User-defined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2" style:family="chart" style:data-style-name="N112">
      <style:chart-properties loext:regression-x-name="t" loext:regression-y-name="v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7.11cm" svg:y="0.316cm" chart:style-name="ch2">
          <text:p>Free fall</text:p>
        </chart:title>
        <chart:subtitle svg:x="7.361cm" svg:y="1.275cm" chart:style-name="ch3">
          <text:p>Saturn</text:p>
        </chart:subtitle>
        <chart:plot-area chart:style-name="ch4" table:cell-range-address="saturn.D1:saturn.D24 saturn.A2:saturn.A24" chart:data-source-has-labels="both" svg:x="1.331cm" svg:y="2.138cm" svg:width="14.349cm" svg:height="5.701cm">
          <chartooo:coordinate-region svg:x="1.952cm" svg:y="2.337cm" svg:width="13.634cm" svg:height="4.855cm"/>
          <chart:axis chart:dimension="x" chart:name="primary-x" chart:style-name="ch5" chartooo:axis-type="auto">
            <chart:title svg:x="8.011cm" svg:y="8.019cm" chart:style-name="ch6">
              <text:p>t (sec)</text:p>
            </chart:title>
            <chart:categories table:cell-range-address="saturn.D1:saturn.D1"/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5.522cm" chart:style-name="ch9">
              <text:p>v (m/s)</text:p>
            </chart:title>
            <chart:grid chart:style-name="ch7" chart:class="major"/>
          </chart:axis>
          <chart:series chart:style-name="ch10" chart:values-cell-range-address="saturn.D2:saturn.D24" chart:label-cell-address="saturn.D1:saturn.D1" chart:class="chart:scatter">
            <chart:domain table:cell-range-address="saturn.A2:saturn.A24"/>
            <chart:regression-curve chart:style-name="ch11">
              <chart:equation chart:display-equation="true" chart:display-r-square="true" chart:style-name="ch12"/>
            </chart:regression-curve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tot (m/s)</text:p>
                <draw:g>
                  <svg:desc>saturn.D1:satur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tot (m/s)</text:p>
                <draw:g>
                  <svg:desc>saturn.D1:saturn.D1</svg:desc>
                </draw:g>
              </table:table-cell>
              <table:table-cell office:value-type="float" office:value="0">
                <text:p>0</text:p>
                <draw:g>
                  <svg:desc>saturn.A2:saturn.A24</svg:desc>
                </draw:g>
              </table:table-cell>
              <table:table-cell office:value-type="float" office:value="0">
                <text:p>0</text:p>
                <draw:g>
                  <svg:desc>saturn.D2:saturn.D24</svg:desc>
                </draw:g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1.4624">
                <text:p>1.4624</text:p>
              </table:table-cell>
            </table:table-row>
            <table:table-row>
              <table:table-cell office:value-type="string"/>
              <table:table-cell office:value-type="float" office:value="0.265">
                <text:p>0.265</text:p>
              </table:table-cell>
              <table:table-cell office:value-type="float" office:value="2.768">
                <text:p>2.768</text:p>
              </table:table-cell>
            </table:table-row>
            <table:table-row>
              <table:table-cell office:value-type="string"/>
              <table:table-cell office:value-type="float" office:value="0.391">
                <text:p>0.391</text:p>
              </table:table-cell>
              <table:table-cell office:value-type="float" office:value="4.0842">
                <text:p>4.0842</text:p>
              </table:table-cell>
            </table:table-row>
            <table:table-row>
              <table:table-cell office:value-type="string"/>
              <table:table-cell office:value-type="float" office:value="0.515">
                <text:p>0.515</text:p>
              </table:table-cell>
              <table:table-cell office:value-type="float" office:value="5.3794">
                <text:p>5.3794</text:p>
              </table:table-cell>
            </table:table-row>
            <table:table-row>
              <table:table-cell office:value-type="string"/>
              <table:table-cell office:value-type="float" office:value="0.656">
                <text:p>0.656</text:p>
              </table:table-cell>
              <table:table-cell office:value-type="float" office:value="6.8522">
                <text:p>6.8522</text:p>
              </table:table-cell>
            </table:table-row>
            <table:table-row>
              <table:table-cell office:value-type="string"/>
              <table:table-cell office:value-type="float" office:value="0.765">
                <text:p>0.765</text:p>
              </table:table-cell>
              <table:table-cell office:value-type="float" office:value="7.9907">
                <text:p>7.9907</text:p>
              </table:table-cell>
            </table:table-row>
            <table:table-row>
              <table:table-cell office:value-type="string"/>
              <table:table-cell office:value-type="float" office:value="0.906">
                <text:p>0.906</text:p>
              </table:table-cell>
              <table:table-cell office:value-type="float" office:value="9.4635">
                <text:p>9.4635</text:p>
              </table:table-cell>
            </table:table-row>
            <table:table-row>
              <table:table-cell office:value-type="string"/>
              <table:table-cell office:value-type="float" office:value="1.017">
                <text:p>1.017</text:p>
              </table:table-cell>
              <table:table-cell office:value-type="float" office:value="10.623">
                <text:p>10.623</text:p>
              </table:table-cell>
            </table:table-row>
            <table:table-row>
              <table:table-cell office:value-type="string"/>
              <table:table-cell office:value-type="float" office:value="1.143">
                <text:p>1.143</text:p>
              </table:table-cell>
              <table:table-cell office:value-type="float" office:value="11.9391">
                <text:p>11.9391</text:p>
              </table:table-cell>
            </table:table-row>
            <table:table-row>
              <table:table-cell office:value-type="string"/>
              <table:table-cell office:value-type="float" office:value="1.265">
                <text:p>1.265</text:p>
              </table:table-cell>
              <table:table-cell office:value-type="float" office:value="13.2134">
                <text:p>13.2134</text:p>
              </table:table-cell>
            </table:table-row>
            <table:table-row>
              <table:table-cell office:value-type="string"/>
              <table:table-cell office:value-type="float" office:value="1.39">
                <text:p>1.39</text:p>
              </table:table-cell>
              <table:table-cell office:value-type="float" office:value="14.5191">
                <text:p>14.5191</text:p>
              </table:table-cell>
            </table:table-row>
            <table:table-row>
              <table:table-cell office:value-type="string"/>
              <table:table-cell office:value-type="float" office:value="1.517">
                <text:p>1.517</text:p>
              </table:table-cell>
              <table:table-cell office:value-type="float" office:value="15.8457">
                <text:p>15.8457</text:p>
              </table:table-cell>
            </table:table-row>
            <table:table-row>
              <table:table-cell office:value-type="string"/>
              <table:table-cell office:value-type="float" office:value="1.642">
                <text:p>1.642</text:p>
              </table:table-cell>
              <table:table-cell office:value-type="float" office:value="17.1513">
                <text:p>17.1513</text:p>
              </table:table-cell>
            </table:table-row>
            <table:table-row>
              <table:table-cell office:value-type="string"/>
              <table:table-cell office:value-type="float" office:value="1.781">
                <text:p>1.781</text:p>
              </table:table-cell>
              <table:table-cell office:value-type="float" office:value="18.6033">
                <text:p>18.6033</text:p>
              </table:table-cell>
            </table:table-row>
            <table:table-row>
              <table:table-cell office:value-type="string"/>
              <table:table-cell office:value-type="float" office:value="1.89">
                <text:p>1.89</text:p>
              </table:table-cell>
              <table:table-cell office:value-type="float" office:value="19.7418">
                <text:p>19.7418</text:p>
              </table:table-cell>
            </table:table-row>
            <table:table-row>
              <table:table-cell office:value-type="string"/>
              <table:table-cell office:value-type="float" office:value="2.034">
                <text:p>2.034</text:p>
              </table:table-cell>
              <table:table-cell office:value-type="float" office:value="21.2459">
                <text:p>21.2459</text:p>
              </table:table-cell>
            </table:table-row>
            <table:table-row>
              <table:table-cell office:value-type="string"/>
              <table:table-cell office:value-type="float" office:value="2.141">
                <text:p>2.141</text:p>
              </table:table-cell>
              <table:table-cell office:value-type="float" office:value="22.3636">
                <text:p>22.3636</text:p>
              </table:table-cell>
            </table:table-row>
            <table:table-row>
              <table:table-cell office:value-type="string"/>
              <table:table-cell office:value-type="float" office:value="2.265">
                <text:p>2.265</text:p>
              </table:table-cell>
              <table:table-cell office:value-type="float" office:value="23.6588">
                <text:p>23.6588</text:p>
              </table:table-cell>
            </table:table-row>
            <table:table-row>
              <table:table-cell office:value-type="string"/>
              <table:table-cell office:value-type="float" office:value="2.392">
                <text:p>2.392</text:p>
              </table:table-cell>
              <table:table-cell office:value-type="float" office:value="24.9854">
                <text:p>24.9854</text:p>
              </table:table-cell>
            </table:table-row>
            <table:table-row>
              <table:table-cell office:value-type="string"/>
              <table:table-cell office:value-type="float" office:value="2.516">
                <text:p>2.516</text:p>
              </table:table-cell>
              <table:table-cell office:value-type="float" office:value="26.2806">
                <text:p>26.2806</text:p>
              </table:table-cell>
            </table:table-row>
            <table:table-row>
              <table:table-cell office:value-type="string"/>
              <table:table-cell office:value-type="float" office:value="2.641">
                <text:p>2.641</text:p>
              </table:table-cell>
              <table:table-cell office:value-type="float" office:value="27.5863">
                <text:p>27.5863</text:p>
              </table:table-cell>
            </table:table-row>
            <table:table-row>
              <table:table-cell office:value-type="string"/>
              <table:table-cell office:value-type="float" office:value="2.766">
                <text:p>2.766</text:p>
              </table:table-cell>
              <table:table-cell office:value-type="float" office:value="28.892">
                <text:p>28.8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